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Arial2"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_20_Text_20_Cont">
      <style:text-properties officeooo:paragraph-rsid="0021f840"/>
    </style:style>
    <style:style style:name="P2" style:family="paragraph" style:parent-style-name="Body_20_Text_20_Cont">
      <style:text-properties officeooo:paragraph-rsid="0021f840"/>
    </style:style>
    <style:style style:name="P3" style:family="paragraph" style:parent-style-name="Body_20_Text_20_Cont">
      <style:text-properties officeooo:paragraph-rsid="00245513"/>
    </style:style>
    <style:style style:name="P4" style:family="paragraph" style:parent-style-name="Footer">
      <style:paragraph-properties fo:text-align="end" style:justify-single-word="false"/>
    </style:style>
    <style:style style:name="P5" style:family="paragraph" style:parent-style-name="Header">
      <style:paragraph-properties fo:margin-left="-0.3126in" fo:margin-right="0in" fo:text-align="end" style:justify-single-word="false" fo:text-indent="0in" style:auto-text-indent="false"/>
    </style:style>
    <style:style style:name="P6" style:family="paragraph" style:parent-style-name="Chapter_20_Number">
      <style:text-properties style:font-name="Wingdings"/>
    </style:style>
    <style:style style:name="P7" style:family="paragraph" style:parent-style-name="Footer_20_Text">
      <style:paragraph-properties fo:margin-top="0.25in" fo:margin-bottom="0.1665in" style:contextual-spacing="false" fo:text-align="end" style:justify-single-word="false"/>
    </style:style>
    <style:style style:name="P8" style:family="paragraph" style:parent-style-name="Body_20_Text_20_First">
      <style:paragraph-properties>
        <style:tab-stops>
          <style:tab-stop style:position="0.4984in"/>
        </style:tab-stops>
      </style:paragraph-properties>
    </style:style>
    <style:style style:name="P9" style:family="paragraph" style:parent-style-name="Chapter_20_Title">
      <style:paragraph-properties>
        <style:tab-stops>
          <style:tab-stop style:position="0.8126in"/>
        </style:tab-stops>
      </style:paragraph-properties>
    </style:style>
    <style:style style:name="P10" style:family="paragraph" style:parent-style-name="Chapter_20_Title" style:master-page-name="First_20_Page">
      <style:paragraph-properties style:page-number="auto">
        <style:tab-stops>
          <style:tab-stop style:position="0.8126in"/>
        </style:tab-stops>
      </style:paragraph-properties>
    </style:style>
    <style:style style:name="P11" style:family="paragraph">
      <style:paragraph-properties fo:text-align="center"/>
    </style:style>
    <style:style style:name="T1" style:family="text">
      <style:text-properties officeooo:rsid="001c273f"/>
    </style:style>
    <style:style style:name="T2" style:family="text"/>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style>
    <style:style style:name="T6" style:family="text">
      <style:text-properties fo:font-style="normal" fo:font-weight="bold" style:font-style-asian="normal" style:font-weight-asian="bold" style:font-weight-complex="bold"/>
    </style:style>
    <style:style style:name="T7" style:family="text">
      <style:text-properties fo:color="#bfbfbf" fo:font-size="8pt" style:font-size-asian="8pt" style:font-size-complex="8pt"/>
    </style:style>
    <style:style style:name="T8" style:family="text">
      <style:text-properties fo:font-size="8pt" style:font-size-asian="8pt" style:font-size-complex="8pt"/>
    </style:style>
    <style:style style:name="T9" style:family="text">
      <style:text-properties style:font-name="Wingdings"/>
    </style:style>
    <style:style style:name="T10" style:family="text">
      <style:text-properties style:font-name="Wingdings" fo:font-size="14pt" style:font-size-asian="14pt" style:font-size-complex="14pt"/>
    </style:style>
    <style:style style:name="T11" style:family="text">
      <style:text-properties officeooo:rsid="001c273f"/>
    </style:style>
    <style:style style:name="T12" style:family="text">
      <style:text-properties officeooo:rsid="001e119d"/>
    </style:style>
    <style:style style:name="T13" style:family="text">
      <style:text-properties officeooo:rsid="001f69d7"/>
    </style:style>
    <style:style style:name="T14" style:family="text">
      <style:text-properties officeooo:rsid="0020fbd8"/>
    </style:style>
    <style:style style:name="T15" style:family="text">
      <style:text-properties officeooo:rsid="0021f840"/>
    </style:style>
    <style:style style:name="T16" style:family="text">
      <style:text-properties officeooo:rsid="0023dcba"/>
    </style:style>
    <style:style style:name="T17" style:family="text">
      <style:text-properties officeooo:rsid="0023eabf"/>
    </style:style>
    <style:style style:name="T18" style:family="text">
      <style:text-properties officeooo:rsid="0024551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in" svg:stroke-color="#000000" draw:stroke-linejoin="rou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2779536" text:id="ct72779536">
          <text:format-change>
            <office:change-info>
              <dc:creator>Ray Lischner</dc:creator>
              <dc:date>2013-11-17T10:24:00</dc:date>
            </office:change-info>
          </text:format-change>
        </text:changed-region>
        <text:changed-region xml:id="ct71464080" text:id="ct71464080">
          <text:insertion>
            <office:change-info>
              <dc:creator>Ray Lischner</dc:creator>
              <dc:date>2013-11-17T10:24:00</dc:date>
            </office:change-info>
          </text:insertion>
        </text:changed-region>
        <text:changed-region xml:id="ct65462048" text:id="ct65462048">
          <text:insertion>
            <office:change-info>
              <dc:creator>Ray Lischner</dc:creator>
              <dc:date>2013-11-17T10:25:00</dc:date>
            </office:change-info>
          </text:insertion>
        </text:changed-region>
        <text:changed-region xml:id="ct72880272" text:id="ct72880272">
          <text:insertion>
            <office:change-info>
              <dc:creator>Ray Lischner</dc:creator>
              <dc:date>2013-11-17T10:25:00</dc:date>
            </office:change-info>
          </text:insertion>
        </text:changed-region>
        <text:changed-region xml:id="ct72862720" text:id="ct72862720">
          <text:deletion>
            <office:change-info>
              <dc:creator>Ray Lischner</dc:creator>
              <dc:date>2013-11-17T10:25:00</dc:date>
            </office:change-info>
            <text:p text:style-name="Code"><text:span text:style-name="T1">r</text:span></text:p>
          </text:deletion>
        </text:changed-region>
        <text:changed-region xml:id="ct72971968" text:id="ct72971968">
          <text:insertion>
            <office:change-info>
              <dc:creator>Ray Lischner</dc:creator>
              <dc:date>2013-11-17T10:27:00</dc:date>
            </office:change-info>
          </text:insertion>
        </text:changed-region>
        <text:changed-region xml:id="ct69372688" text:id="ct69372688">
          <text:insertion>
            <office:change-info>
              <dc:creator>Ray Lischner</dc:creator>
              <dc:date>2013-11-17T10:27:00</dc:date>
            </office:change-info>
          </text:insertion>
        </text:changed-region>
        <text:changed-region xml:id="ct68943456" text:id="ct68943456">
          <text:insertion>
            <office:change-info>
              <dc:creator>Ray Lischner</dc:creator>
              <dc:date>2013-11-17T10:29:00</dc:date>
            </office:change-info>
          </text:insertion>
        </text:changed-region>
        <text:changed-region xml:id="ct69354512" text:id="ct69354512">
          <text:deletion>
            <office:change-info>
              <dc:creator>Ray Lischner</dc:creator>
              <dc:date>2013-11-17T10:29:00</dc:date>
            </office:change-info>
            <text:p text:style-name="Body_20_Text_20_Cont"><text:span text:style-name="T1">metafunction</text:span></text:p>
          </text:deletion>
        </text:changed-region>
        <text:changed-region xml:id="ct73127840" text:id="ct73127840">
          <text:insertion>
            <office:change-info>
              <dc:creator>Ray Lischner</dc:creator>
              <dc:date>2013-11-17T10:32:00</dc:date>
            </office:change-info>
          </text:insertion>
        </text:changed-region>
        <text:changed-region xml:id="ct73034160" text:id="ct73034160">
          <text:insertion>
            <office:change-info>
              <dc:creator>Ray Lischner</dc:creator>
              <dc:date>2013-11-17T10:32:00</dc:date>
            </office:change-info>
          </text:insertion>
        </text:changed-region>
        <text:changed-region xml:id="ct73477328" text:id="ct73477328">
          <text:format-change>
            <office:change-info>
              <dc:creator>Ray Lischner</dc:creator>
              <dc:date>2013-11-17T10:49:00</dc:date>
            </office:change-info>
          </text:format-change>
        </text:changed-region>
        <text:changed-region xml:id="ct73355232" text:id="ct73355232">
          <text:insertion>
            <office:change-info>
              <dc:creator>Ray Lischner</dc:creator>
              <dc:date>2013-11-17T10:49:00</dc:date>
            </office:change-info>
          </text:insertion>
        </text:changed-region>
        <text:changed-region xml:id="ct73455456" text:id="ct73455456">
          <text:deletion>
            <office:change-info>
              <dc:creator>Ray Lischner</dc:creator>
              <dc:date>2013-11-17T10:50:00</dc:date>
            </office:change-info>
            <text:p text:style-name="Body_20_Text_20_Cont"><text:span text:style-name="Code_20_Inline">.</text:span></text:p>
          </text:deletion>
        </text:changed-region>
        <text:changed-region xml:id="ct73493536" text:id="ct73493536">
          <text:insertion>
            <office:change-info>
              <dc:creator>Ray Lischner</dc:creator>
              <dc:date>2013-11-17T10:50:00</dc:date>
            </office:change-info>
          </text:insertion>
        </text:changed-region>
        <text:changed-region xml:id="ct71799008" text:id="ct71799008">
          <text:deletion>
            <office:change-info>
              <dc:creator>Ray Lischner</dc:creator>
              <dc:date>2013-11-17T10:50:00</dc:date>
            </office:change-info>
            <text:p text:style-name="Body_20_Text_20_Cont">can </text:p>
          </text:deletion>
        </text:changed-region>
        <text:changed-region xml:id="ct73117104" text:id="ct73117104">
          <text:format-change>
            <office:change-info>
              <dc:creator>Ray Lischner</dc:creator>
              <dc:date>2013-11-17T10:51:00</dc:date>
            </office:change-info>
          </text:format-change>
        </text:changed-region>
        <text:changed-region xml:id="ct73694544" text:id="ct73694544">
          <text:insertion>
            <office:change-info>
              <dc:creator>Ray Lischner</dc:creator>
              <dc:date>2013-11-17T10:52:00</dc:date>
            </office:change-info>
          </text:insertion>
        </text:changed-region>
        <text:changed-region xml:id="ct73706992" text:id="ct73706992">
          <text:format-change>
            <office:change-info>
              <dc:creator>Ray Lischner</dc:creator>
              <dc:date>2013-11-17T10:52:00</dc:date>
            </office:change-info>
          </text:format-change>
        </text:changed-region>
        <text:changed-region xml:id="ct73982896" text:id="ct73982896">
          <text:insertion>
            <office:change-info>
              <dc:creator>Ray Lischner</dc:creator>
              <dc:date>2013-11-17T10:52:00</dc:date>
            </office:change-info>
          </text:insertion>
        </text:changed-region>
        <text:changed-region xml:id="ct73710848" text:id="ct73710848">
          <text:format-change>
            <office:change-info>
              <dc:creator>Ray Lischner</dc:creator>
              <dc:date>2013-11-17T10:53:00</dc:date>
            </office:change-info>
          </text:format-change>
        </text:changed-region>
        <text:changed-region xml:id="ct73711648" text:id="ct73711648">
          <text:insertion>
            <office:change-info>
              <dc:creator>Ray Lischner</dc:creator>
              <dc:date>2013-11-17T10:53:00</dc:date>
            </office:change-info>
          </text:insertion>
        </text:changed-region>
        <text:changed-region xml:id="ct71517376" text:id="ct71517376">
          <text:deletion>
            <office:change-info>
              <dc:creator>Ray Lischner</dc:creator>
              <dc:date>2013-11-17T10:53:00</dc:date>
            </office:change-info>
            <text:p text:style-name="P1"><text:s/></text:p>
          </text:deletion>
        </text:changed-region>
        <text:changed-region xml:id="ct73924464" text:id="ct73924464">
          <text:insertion>
            <office:change-info>
              <dc:creator>Ray Lischner</dc:creator>
              <dc:date>2013-11-17T10:55:00</dc:date>
            </office:change-info>
          </text:insertion>
        </text:changed-region>
        <text:changed-region xml:id="ct74291136" text:id="ct74291136">
          <text:insertion>
            <office:change-info>
              <dc:creator>Ray Lischner</dc:creator>
              <dc:date>2013-11-17T10:56:00</dc:date>
            </office:change-info>
          </text:insertion>
        </text:changed-region>
        <text:changed-region xml:id="ct73944112" text:id="ct73944112">
          <text:insertion>
            <office:change-info>
              <dc:creator>Ray Lischner</dc:creator>
              <dc:date>2013-11-17T10:56:00</dc:date>
            </office:change-info>
          </text:insertion>
        </text:changed-region>
        <text:changed-region xml:id="ct73070880" text:id="ct73070880">
          <text:insertion>
            <office:change-info>
              <dc:creator>Ray Lischner</dc:creator>
              <dc:date>2013-11-17T10:58:00</dc:date>
            </office:change-info>
          </text:insertion>
        </text:changed-region>
        <text:changed-region xml:id="ct74548912" text:id="ct74548912">
          <text:deletion>
            <office:change-info>
              <dc:creator>Ray Lischner</dc:creator>
              <dc:date>2013-11-17T10:58:00</dc:date>
            </office:change-info>
            <text:p text:style-name="Body_20_Text_20_Cont">.</text:p>
          </text:deletion>
        </text:changed-region>
        <text:changed-region xml:id="ct74549168" text:id="ct74549168">
          <text:insertion>
            <office:change-info>
              <dc:creator>Ray Lischner</dc:creator>
              <dc:date>2013-11-17T11:00:00</dc:date>
            </office:change-info>
          </text:insertion>
        </text:changed-region>
        <text:changed-region xml:id="ct74737440" text:id="ct74737440">
          <text:insertion>
            <office:change-info>
              <dc:creator>Ray Lischner</dc:creator>
              <dc:date>2013-11-17T11:00:00</dc:date>
            </office:change-info>
          </text:insertion>
        </text:changed-region>
        <text:changed-region xml:id="ct74460048" text:id="ct74460048">
          <text:insertion>
            <office:change-info>
              <dc:creator>Ray Lischner</dc:creator>
              <dc:date>2013-11-17T11:01:00</dc:date>
            </office:change-info>
          </text:insertion>
        </text:changed-region>
        <text:changed-region xml:id="ct73396224" text:id="ct73396224">
          <text:insertion>
            <office:change-info>
              <dc:creator>Ray Lischner</dc:creator>
              <dc:date>2013-11-17T11:05:00</dc:date>
            </office:change-info>
          </text:insertion>
        </text:changed-region>
        <text:changed-region xml:id="ct74627856" text:id="ct74627856">
          <text:insertion>
            <office:change-info>
              <dc:creator>Ray Lischner</dc:creator>
              <dc:date>2013-11-17T11:02:00</dc:date>
            </office:change-info>
          </text:insertion>
        </text:changed-region>
        <text:changed-region xml:id="ct74624896" text:id="ct74624896">
          <text:format-change>
            <office:change-info>
              <dc:creator>Ray Lischner</dc:creator>
              <dc:date>2013-11-17T11:0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ffice:annotation office:name="__Fieldmark__11045_1088838807"><dc:creator>Stefan Turalski</dc:creator><dc:date>2013-11-07T22:47:00</dc:date><text:sender-initials>ST</text:sender-initials><text:p>A bit challenging, but after all metaprogramming isn’t for fainthearted.</text:p><text:p/><text:p>I guess, it would be worth to put a bit more code into complete listings to help reader understand how it’s all should come together. </text:p><text:p>Other than that just few minor suggestions.</text:p></office:annotation><text:bookmark-start text:name="Ref_Title"/>Metaprogramming<text:bookmark-end text:name="Ref_Title"/></text:p>
      <text:p text:style-name="P9"><office:annotation-end office:name="__Fieldmark__11045_1088838807"/></text:p>
      <text:p text:style-name="P8">Metaprogramming is the act of writing programs that run during the compilation of an ordinary program. Most metaprograms use templates to operate on types, but you can also write <text:span text:style-name="Code_20_Inline">constexpr</text:span> functions to compute values at compile-time. Metaprogramming requires a different style than ordinary programming and you will find yourself calling upon almost all the programming techniques you have learned so far.</text:p>
      <text:h text:style-name="Heading_20_1" text:outline-level="1">Use constexpr for Compile-time Values</text:h>
      <text:p text:style-name="Body_20_Text_20_First">In C++ 03, the only way to work with numeric values at compile time was to use templates and metaprogramming. In C++ 11, a better way is to use <text:span text:style-name="Code_20_Inline">constexpr</text:span> functions. To compare these two styles of programming, consult Listing 51-6, which presents the <text:change-start text:change-id="ct72779536"/><text:span text:style-name="Code_20_Inline">power10</text:span><text:change-end text:change-id="ct72779536"/> function to compute powers to 10 at compile time. The equivalent function can also be implemented with templates, as shown in Listing 70-1, which was how the<text:change-start text:change-id="ct71464080"/> <text:change-end text:change-id="ct71464080"/>first edition of this book computed a power of 10 at compile-time.</text:p>
      <text:p text:style-name="Code_20_Caption"><text:span text:style-name="T5">Listing 70-1.</text:span> Computing a Power of 10 At Compile Time With Templates</text:p>
      <text:p text:style-name="Code">template&lt;int N&gt;</text:p>
      <text:p text:style-name="Code">struct power10; // forward declaration</text:p>
      <text:p text:style-name="Code"/>
      <text:p text:style-name="Code">template&lt;int N&gt;</text:p>
      <text:p text:style-name="Code">struct square</text:p>
      <text:p text:style-name="Code">{</text:p>
      <text:p text:style-name="Code"><text:s text:c="2"/>// A metaprogramming function to square a value.</text:p>
      <text:p text:style-name="Code"><text:soft-page-break/><text:s text:c="2"/>enum t { value = N * N };</text:p>
      <text:p text:style-name="Code">};</text:p>
      <text:p text:style-name="Code"/>
      <text:p text:style-name="Code">template&lt;int N, bool Even&gt;</text:p>
      <text:p text:style-name="Code">struct power10_aux</text:p>
      <text:p text:style-name="Code">{</text:p>
      <text:p text:style-name="Code"><text:s text:c="2"/>// Primary template is for odd N (Even is false)</text:p>
      <text:p text:style-name="Code"><text:s text:c="2"/>enum t { value = 10 * power10&lt;N - 1&gt;::value };</text:p>
      <text:p text:style-name="Code">};</text:p>
      <text:p text:style-name="Code"/>
      <text:p text:style-name="Code">template&lt;int N&gt;</text:p>
      <text:p text:style-name="Code">struct power10_aux&lt;N, true&gt;</text:p>
      <text:p text:style-name="Code">{</text:p>
      <text:p text:style-name="Code"><text:s text:c="2"/>// Specialization when N is even: square the value</text:p>
      <text:p text:style-name="Code"><text:s text:c="2"/>enum t { value = square&lt;power10&lt;N / 2&gt;::value&gt;::value };</text:p>
      <text:p text:style-name="Code">};</text:p>
      <text:p text:style-name="Code"/>
      <text:p text:style-name="Code">template&lt;int N&gt;</text:p>
      <text:p text:style-name="Code">struct power10</text:p>
      <text:p text:style-name="Code">{</text:p>
      <text:p text:style-name="Code"><text:s text:c="2"/>enum t { value = power10_aux&lt;N, N % 2 == 0&gt;::value };</text:p>
      <text:p text:style-name="Code">};</text:p>
      <text:p text:style-name="Code"/>
      <text:p text:style-name="Code">template&lt;&gt;</text:p>
      <text:p text:style-name="Code">struct power10&lt;0&gt;</text:p>
      <text:p text:style-name="Code">{</text:p>
      <text:p text:style-name="Code"><text:s text:c="2"/>enum t { value = 1 };</text:p>
      <text:p text:style-name="Code">};</text:p>
      <text:p text:style-name="Body_20_Text_20_Cont">The metaprogram, like almost all template metaprograms, uses template specialization and partial specialization. This metaprogram uses only techniques that you have learned over the course of this book, but it is daunting to read and hard to follow. Metaprograms that compute values can often be written much more easily with <text:span text:style-name="Code_20_Inline">constexpr</text:span> functions, as you saw in Listing 51-6.</text:p>
      <text:p text:style-name="Body_20_Text_20_Cont">Metaprogramming with <text:span text:style-name="Code_20_Inline">constexpr</text:span> functions is slightly harder than writing ordinary functions, but much easier than writing template metaprograms. Because the only executable statement you can place in a <text:span text:style-name="Code_20_Inline">constexpr</text:span> function is a <text:span text:style-name="Code_20_Inline">return</text:span> statement, you must learn to think in terms functional programming, using helper functions and recursion. You are limited to built-in types and custom types that can be constructed with <text:span text:style-name="Code_20_Inline">constexpr</text:span> constructors. But in spite of these limitations, <text:s/>you can achieve a lot, such as precomputing constants, or extending the language with user-defined literals.</text:p>
      <text:p text:style-name="Body_20_Text_20_Cont">User-defined literals were introduced in Exploration 25. They combine nicely with <text:span text:style-name="Code_20_Inline">constexpr</text:span> to extend the language at compile-time. For example, if you often work with bit patterns, you probably write constants in hexadecimal, and you mentally map base 2 to and from base 16. It would be simpler if you could <text:change-start text:change-id="ct65462048"/><text:span text:style-name="T1">write </text:span><text:change-end text:change-id="ct65462048"/>literals directly in base 2. For example, suppose you want to write the following:</text:p>
      <text:p text:style-name="Code">enum { answer = 00101010_binary }; // answer == 0x2a == 42</text:p>
      <text:p text:style-name="Body_20_Text_20_Cont"><text:soft-page-break/>An enumerated literal must be a compile-time constant, so the <text:span text:style-name="Code_20_Inline">_binary</text:span> literal operator must be a <text:span text:style-name="Code_20_Inline">constexpr</text:span> function. The function interprets the series of digits as a binary number, as shown in Listing 70-2.</text:p>
      <text:p text:style-name="Code_20_Caption"><text:span text:style-name="T5">Listing 70-2.</text:span> Implementing the _binary User-defined Literal Operator</text:p>
      <text:p text:style-name="Code">/// Compute one bit of a binary integer.</text:p>
      <text:p text:style-name="Code">/// Compute a new result by taking the right-most decimal digit from @p digits,</text:p>
      <text:p text:style-name="Code">/// and if it is 1, shifting the 1 left by @p shift places and bitwise O<text:change-start text:change-id="ct72880272"/><text:span text:style-name="T1">R</text:span><text:change-end text:change-id="ct72880272"/><text:change text:change-id="ct72862720"/>ing</text:p>
      <text:p text:style-name="Code">/// the value with @p result. Ignore digits other than 0 or 1. Recurse</text:p>
      <text:p text:style-name="Code">/// to compute the remaining result.</text:p>
      <text:p text:style-name="Code">/// @param digits The user-supplied decimal digits, should use only 0 and 1</text:p>
      <text:p text:style-name="Code">/// @param result The numeric result so far</text:p>
      <text:p text:style-name="Code">/// @param shift The number of places to shift the right-most digit in @p digits</text:p>
      <text:p text:style-name="Code">/// @return if @p digits is zero, return @p result; otherwise return the result</text:p>
      <text:p text:style-name="Code">/// of converting @p digits to binary</text:p>
      <text:p text:style-name="Code">constexpr unsigned long long binary_helper(unsigned long long digits,</text:p>
      <text:p text:style-name="Code"><text:s text:c="4"/>unsigned long long result, int shift)</text:p>
      <text:p text:style-name="Code">{</text:p>
      <text:p text:style-name="Code"><text:s text:c="4"/>return digits == 0 ?</text:p>
      <text:p text:style-name="Code"><text:s text:c="8"/>result :</text:p>
      <text:p text:style-name="Code"><text:s text:c="8"/>binary_helper(digits / 10,</text:p>
      <text:p text:style-name="Code"><text:s text:c="12"/>result | ((digits % 10 == 1) &lt;&lt; shift),</text:p>
      <text:p text:style-name="Code"><text:s text:c="12"/>digits % 10 &lt; 2 ? shift + 1 : shift);</text:p>
      <text:p text:style-name="Code">}</text:p>
      <text:p text:style-name="Code"/>
      <text:p text:style-name="Code">constexpr unsigned long long operator"" _binary(unsigned long long digits)</text:p>
      <text:p text:style-name="Code">{</text:p>
      <text:p text:style-name="Code"><text:s text:c="3"/>return binary_helper(digits, 0ULL, 0);</text:p>
      <text:p text:style-name="Code">}</text:p>
      <text:p text:style-name="Body_20_Text_20_Cont">Because the body of a <text:span text:style-name="Code_20_Inline">constexpr</text:span> function must contain only a <text:span text:style-name="Code_20_Inline">return</text:span> statement, conditionals require the use of the conditional operator, which is harder to read than an if statement, but not too difficult. The <text:span text:style-name="Code_20_Inline">digits</text:span> string is treated as though it were in base 2, ignoring any digits other than 1 or 0. (Error-handling is one difficulty with <text:span text:style-name="Code_20_Inline">constexpr</text:span> functions. There is no standard way for a <text:span text:style-name="Code_20_Inline">constexpr</text:span> function like this <text:span text:style-name="Code_20_Inline">_binary</text:span> operator to report a compile-time error to the user. Later, you will learn a different way to write this operator that will allow some error-checking.) This particular implementation of the <text:span text:style-name="Code_20_Inline">_binary</text:span> literal is limited to binary numbers that look like <text:span text:style-name="Code_20_Inline">unsigned</text:span> <text:span text:style-name="Code_20_Inline">long</text:span> <text:span text:style-name="Code_20_Inline">long</text:span> decimal values, so you cannot express the full range of <text:span text:style-name="Code_20_Inline">unsigned</text:span> <text:span text:style-name="Code_20_Inline">long</text:span> <text:span text:style-name="Code_20_Inline">long</text:span> base 2 values. The next section presents a technique that can eliminate this restriction.</text:p>
      <text:h text:style-name="Heading_20_1" text:outline-level="1"><office:annotation office:name="__Fieldmark__11283_1088838807"><dc:creator>Stefan Turalski</dc:creator><dc:date>2013-11-07T22:27:00</dc:date><text:sender-initials>ST</text:sender-initials><text:p>is the "Variadic template" name that's accepted by public ?</text:p></office:annotation>Variable-Length Template Argument<text:change-start text:change-id="ct72971968"/> <text:span text:style-name="T1">List</text:span><text:change-end text:change-id="ct72971968"/>s<office:annotation-end office:name="__Fieldmark__11283_1088838807"/></text:h>
      <text:p text:style-name="Body_20_Text_20_First">You can define a template that takes any number of template arguments<text:change-start text:change-id="ct69372688"/> <text:span text:style-name="T1">(called a </text:span><text:span text:style-name="Emphasis"><text:span text:style-name="T1">variadic template</text:span></text:span><text:span text:style-name="T1">)</text:span><text:change-end text:change-id="ct69372688"/>. This ability gives rise to a number of programming tricks. Most of the tricks are used by library authors, but that <text:soft-page-break/>doesn’t mean others can’t join in. To declare a template parameter that can accept any number of arguments, use an ellipsis after the <text:span text:style-name="Code_20_Inline">class</text:span> or <text:span text:style-name="Code_20_Inline">typename</text:span> keyword for a type template parameter, or after the type in a value template parameter. Such a parameter is called a <text:span text:style-name="Emphasis">parameter</text:span> <text:span text:style-name="Emphasis">pack</text:span>. Following are some simple examples:</text:p>
      <text:p text:style-name="Code">template&lt;class... Ts&gt; struct List {};</text:p>
      <text:p text:style-name="Code">template&lt;int... Ns&gt; struct Numbers {};</text:p>
      <text:p text:style-name="Body_20_Text_20_Cont">Instantiate the template with any number of template arguments:</text:p>
      <text:p text:style-name="Code">typedef List&lt;int&gt; Int_type;</text:p>
      <text:p text:style-name="Code">typedef List&lt;char, unsigned char, signed char&gt; Char_types;</text:p>
      <text:p text:style-name="Code">typedef Numbers&lt;1, 2, 3&gt; One_two_three;</text:p>
      <text:p text:style-name="Body_20_Text_20_Cont">You can also declare a function parameter pack, so the function can take any number of arguments of any type, such as the following:</text:p>
      <text:p text:style-name="Code">template&lt;class... Types&gt;</text:p>
      <text:p text:style-name="Code">void list(Types... args);</text:p>
      <text:p text:style-name="Body_20_Text_20_Cont">When you call the function, the parameter pack contains the type of each function argument. In the following example, the compiler implicitly determines that the <text:span text:style-name="Code_20_Inline">Types</text:span> template argument is <text:span text:style-name="Code_20_Inline">&lt;int,</text:span> <text:span text:style-name="Code_20_Inline">char,</text:span> <text:span text:style-name="Code_20_Inline">std::string&gt;</text:span>.</text:p>
      <text:p text:style-name="Code">list(1, 'x', std::string("yz"));</text:p>
      <text:p text:style-name="Body_20_Text_20_Cont">The <text:span text:style-name="Code_20_Inline">sizeof...</text:span> operator returns the number of elements in the parameter pack. You can, for example, define a <text:span text:style-name="Code_20_Inline">Size</text:span> <text:change-start text:change-id="ct68943456"/><text:span text:style-name="T1">template</text:span><text:change-end text:change-id="ct68943456"/><text:change text:change-id="ct69354512"/> to compute the number of arguments in a parameter pack, as shown in the following:</text:p>
      <text:p text:style-name="Code">template&lt;class... Ts&gt;</text:p>
      <text:p text:style-name="Code">struct Size { constexpr static std::size_t value = sizeof...(Ts); };</text:p>
      <text:p text:style-name="Code">static_assert(Size&lt;int, char, long&gt;::value == 3, "oops");</text:p>
      <text:p text:style-name="Body_20_Text_20_Cont">The <text:span text:style-name="Code_20_Inline">static_assert</text:span> declaration checks a compile-time Boolean expression and causes a compiler error if the condition is false. The string literal argument is the text of the message, and you will usually want something more informative than “oops.” Using <text:span text:style-name="Code_20_Inline">static_assert</text:span> is a great way to verify that a metaprogram does what you intend. It is useful in ordinary programs, too. The more problems you can detect at compile-time, the better.</text:p>
      <text:p text:style-name="Body_20_Text_20_Cont">To use a parameter pack, you typically expand it with a pattern followed by an ellipsis. The pattern can be the parameter name, a type that uses the parameter, an expression that uses the function parameter pack, etc.</text:p>
      <text:p text:style-name="Body_20_Text_20_Cont">Listing 70-3 shows a <text:span text:style-name="Code_20_Inline">print()</text:span> function that takes a stream followed by any number of arguments of any type. It prints each value by expanding the parameter pack. The <text:span text:style-name="Code_20_Inline">std::forward()</text:span> function forwards a value to a function without altering or copying it (called “perfect forwarding”). The compiler expands the pack expression <text:span text:style-name="Code_20_Inline">std::forward&lt;Types&gt;(rest)...</text:span> into <text:span text:style-name="Code_20_Inline">std::forward(r)</text:span> for each argument <text:span text:style-name="Code_20_Inline">r</text:span> in <text:span text:style-name="Code_20_Inline">rest</text:span>. By passing rvalue references everywhere and using <text:span text:style-name="Code_20_Inline">std::forward()</text:span>, the <text:span text:style-name="Code_20_Inline">print()</text:span> function can pass references to its arguments with a minimum of overhead. Notice that nowhere is there a <text:soft-page-break/>test for the size of the parameter pack. The pack is expanded at compile time, and an overloaded function ends the expansion when the pack is empty.</text:p>
      <text:p text:style-name="Code_20_Caption"><text:span text:style-name="T5">Listing 70-3.</text:span> Using a Function Parameter Pack to Print Arbitrary Values</text:p>
      <text:p text:style-name="Code">#include &lt;iostream&gt;</text:p>
      <text:p text:style-name="Code">#include &lt;utility&gt;</text:p>
      <text:p text:style-name="Code"/>
      <text:p text:style-name="Code">// Forward declaration.</text:p>
      <text:p text:style-name="Code">template&lt;class... Types&gt;</text:p>
      <text:p text:style-name="Code">void print(std::ostream&amp; stream, Types&amp;&amp;...);</text:p>
      <text:p text:style-name="Code"/>
      <text:p text:style-name="Code">// Print the first value in the list, then recursively</text:p>
      <text:p text:style-name="Code">// call print() to print the rest of the list.</text:p>
      <text:p text:style-name="Code">template&lt;class T, class... Types&gt;</text:p>
      <text:p text:style-name="Code">void print_split(std::ostream&amp; stream, T&amp;&amp; head, Types&amp;&amp; ... rest)</text:p>
      <text:p text:style-name="Code">{</text:p>
      <text:p text:style-name="Code"><text:s text:c="3"/>stream &lt;&lt; head &lt;&lt; ' ';</text:p>
      <text:p text:style-name="Code"><text:s text:c="3"/>print(stream, std::forward&lt;Types&gt;(rest)...);</text:p>
      <text:p text:style-name="Code">}</text:p>
      <text:p text:style-name="Code"/>
      <text:p text:style-name="Code">// End recursion when there are no more values to print.</text:p>
      <text:p text:style-name="Code">void print_split(std::ostream&amp;)</text:p>
      <text:p text:style-name="Code">{}</text:p>
      <text:p text:style-name="Code"/>
      <text:p text:style-name="Code">// Print an arbitrary list of values to a stream.</text:p>
      <text:p text:style-name="Code">template&lt;class... Types&gt;</text:p>
      <text:p text:style-name="Code">void print(std::ostream&amp; stream, Types&amp;&amp;... args)</text:p>
      <text:p text:style-name="Code">{</text:p>
      <text:p text:style-name="Code"><text:s text:c="3"/>print_split(stream, std::forward&lt;Types&gt;(args)...);</text:p>
      <text:p text:style-name="Code">}</text:p>
      <text:p text:style-name="Code"/>
      <text:p text:style-name="Code">int main()</text:p>
      <text:p text:style-name="Code">{</text:p>
      <text:p text:style-name="Code"><text:s text:c="3"/>print(std::cout, 42, 'x', "hello", 3.14159, 0, '\n');</text:p>
      <text:p text:style-name="Code">}</text:p>
      <text:p text:style-name="Body_20_Text_20_Cont">You can use a function parameter pack with a user-defined literal, too. Instead of taking an <text:span text:style-name="Code_20_Inline">unsigned</text:span> <text:span text:style-name="Code_20_Inline">long</text:span> <text:span text:style-name="Code_20_Inline">long</text:span> argument, you can implement the operator as a template function. The template arguments are the characters that make up the literal. Thus if the source code contains <text:span text:style-name="Code_20_Inline">00101010_binary</text:span>, the template arguments are <text:span text:style-name="Code_20_Inline">&lt;'0',</text:span> <text:span text:style-name="Code_20_Inline">'0',</text:span> <text:span text:style-name="Code_20_Inline">'1',</text:span> <text:span text:style-name="Code_20_Inline">'0',</text:span> <text:span text:style-name="Code_20_Inline">'1',</text:span> <text:span text:style-name="Code_20_Inline">'0',</text:span> <text:span text:style-name="Code_20_Inline">'1',</text:span> <text:span text:style-name="Code_20_Inline">'0'&gt;</text:span>. Because you don’t know beforehand how many template arguments to expect, you need to use a parameter pack, as shown in Listing 70-4.</text:p>
      <text:p text:style-name="Code_20_Caption"><text:span text:style-name="T5">Listing 70-4.</text:span> Using a Function Parameter Pack to Implement the _binary Operator</text:p>
      <text:p text:style-name="Code"><text:change-start text:change-id="ct73127840"/><text:soft-page-break/>/// <text:span text:style-name="T12">Extract one bit from a bit string and then recurse.</text:span></text:p>
      <text:p text:style-name="Code"><text:change-end text:change-id="ct73127840"/>template&lt;char Head, char... Rest&gt;</text:p>
      <text:p text:style-name="Code">struct binary_helper</text:p>
      <text:p text:style-name="Code">{</text:p>
      <text:p text:style-name="Code"><text:s text:c="3"/>constexpr unsigned long long operator()(unsigned long long result) const;</text:p>
      <text:p text:style-name="Code">};</text:p>
      <text:p text:style-name="Code"><text:change-start text:change-id="ct73034160"/></text:p>
      <text:p text:style-name="Code">/// <text:span text:style-name="T12">Teminate recursion when interpreting a bit string.</text:span><text:change-end text:change-id="ct73034160"/></text:p>
      <text:p text:style-name="Code">template&lt;char Head&gt;</text:p>
      <text:p text:style-name="Code">struct binary_helper&lt;Head&gt;</text:p>
      <text:p text:style-name="Code">{</text:p>
      <text:p text:style-name="Code"><text:s text:c="3"/>constexpr unsigned long long operator()(unsigned long long result) const;</text:p>
      <text:p text:style-name="Code">};</text:p>
      <text:p text:style-name="Code"><text:s text:c="3"/></text:p>
      <text:p text:style-name="Code">template&lt;char Head, char... Rest&gt;</text:p>
      <text:p text:style-name="Code">constexpr unsigned long long</text:p>
      <text:p text:style-name="Code">binary_helper&lt;Head, Rest...&gt;::operator()(unsigned long long result)</text:p>
      <text:p text:style-name="Code">const</text:p>
      <text:p text:style-name="Code">{</text:p>
      <text:p text:style-name="Code"><text:s text:c="3"/>static_assert(Head == '0' or Head == '1', "_binary contains only 0 or 1");</text:p>
      <text:p text:style-name="Code"><text:s text:c="3"/>return binary_helper&lt;Rest...&gt;{}(result &lt;&lt; 1 | (Head - '0'));</text:p>
      <text:p text:style-name="Code">}</text:p>
      <text:p text:style-name="Code"/>
      <text:p text:style-name="Code">template&lt;char Head&gt;</text:p>
      <text:p text:style-name="Code">constexpr unsigned long long</text:p>
      <text:p text:style-name="Code">binary_helper&lt;Head&gt;::operator()(unsigned long long result)</text:p>
      <text:p text:style-name="Code">const</text:p>
      <text:p text:style-name="Code">{</text:p>
      <text:p text:style-name="Code"><text:s text:c="3"/>static_assert(Head == '0' or Head == '1', "_binary contains only 0 or 1");</text:p>
      <text:p text:style-name="Code"><text:s text:c="3"/>return result &lt;&lt; 1 | (Head - '0');</text:p>
      <text:p text:style-name="Code">}</text:p>
      <text:p text:style-name="Code"/>
      <text:p text:style-name="Code"><office:annotation office:name="__Fieldmark__11667_1088838807"><dc:creator>Stefan Turalski</dc:creator><dc:date>2013-11-07T22:35:00</dc:date><text:sender-initials>ST</text:sender-initials><text:p>Fine on gcc/clang but VS2013 won’t approve, worth a note?</text:p></office:annotation>template&lt;char... Digits&gt;</text:p>
      <text:p text:style-name="Code">constexpr <office:annotation-end office:name="__Fieldmark__11667_1088838807"/>unsigned long long operator"" _binary()</text:p>
      <text:p text:style-name="Code">{</text:p>
      <text:p text:style-name="Code"><text:s text:c="3"/>return binary_helper&lt;Digits...&gt;{}(0ULL);</text:p>
      <text:p text:style-name="Code">}</text:p>
      <text:p text:style-name="Body_20_Text_20_Cont">By now, you should recognize the familiar pattern. A helper function strips the first template argument and recursively calls itself with the remaining parameter pack. Partial specialization terminates the recursion. Functions cannot be partially specialized, so Listing 70-3 partially specializes the <text:span text:style-name="Code_20_Inline">binary_helper</text:span> functor.</text:p>
      <text:p text:style-name="Body_20_Text_20_Cont">As a side benefit, using a template gives you the opportunity for additional error-checking with <text:span text:style-name="Code_20_Inline">static_assert</text:span>. Because <text:span text:style-name="Code_20_Inline">static_assert</text:span> does not produce any executable code, you can have a <text:span text:style-name="Code_20_Inline">static_assert</text:span> in a <text:span text:style-name="Code_20_Inline">constexpr</text:span> function.</text:p>
      <text:p text:style-name="Body_20_Text_20_Cont"><text:change-start text:change-id="ct73477328"/><text:span text:style-name="Strong_20_Emphasis">What does your compiler do when you try the following declaration after defining </text:span><text:span text:style-name="Code_20_Bold">_binary</text:span><text:span text:style-name="Strong_20_Emphasis">?</text:span><text:change-end text:change-id="ct73477328"/></text:p>
      <text:p text:style-name="Code">constexpr int two = 2_binary;</text:p>
      <text:p text:style-name="Body_20_Text_20_Cont"><text:soft-page-break/>You should get a message abo<text:change-start text:change-id="ct73355232"/><text:span text:style-name="T13">1</text:span><text:change-end text:change-id="ct73355232"/>ut the <text:span text:style-name="Code_20_Inline">static_assert</text:span> failing.</text:p>
      <text:h text:style-name="Heading_20_1" text:outline-level="1">Types as Values</text:h>
      <text:p text:style-name="Body_20_Text_20_First">Metaprogramming with values is made easier with <text:span text:style-name="Code_20_Inline">constexpr</text:span> functions, but much metaprogramming involves types, which requires an entirely different viewpoint. <text:s/>When metaprogramming with types, a type takes on the role of a value. There is no way to define a variable, only template arguments, so you devise templates that declare the template parameters you need to store type information. A “function” in a metaprogram (sometimes called a <text:span text:style-name="Emphasis">metafunction</text:span>) is just another template, so its arguments are template arguments.</text:p>
      <text:p text:style-name="Body_20_Text_20_Cont">For example, the standard library contains the metafunction, <text:span text:style-name="Code_20_Inline">is_same</text:span><text:change text:change-id="ct73455456"/><text:change-start text:change-id="ct73493536"/> <text:change-end text:change-id="ct73493536"/>(defined in <text:span text:style-name="Code_20_Inline">&lt;type_traits&gt;</text:span>). This template takes two template arguments and yields a type as its result. The metafunctions in the standard library return a result with class members. If the result is a type, the member typedef is called <text:span text:style-name="Code_20_Inline">type</text:span>. The <text:span text:style-name="Code_20_Inline">type</text:span> member for a <text:s/>predicate such as <text:span text:style-name="Code_20_Inline">is_same</text:span> is a metaprogramming Boolean value. If the two argument types are the same type, the result is <text:span text:style-name="Code_20_Inline">std::true_type</text:span> (also defined in <text:span text:style-name="Code_20_Inline">&lt;type_traits&gt;</text:span>). If the arguments types are different, the result is <text:span text:style-name="Code_20_Inline">std::false_type</text:span>.</text:p>
      <text:p text:style-name="Body_20_Text_20_Cont">Because <text:span text:style-name="Code_20_Inline">true_type</text:span> and <text:span text:style-name="Code_20_Inline">false_type</text:span> are themselves metaprogramming types, they also have type member typedefs. The value of <text:span text:style-name="Code_20_Inline">true_type::type</text:span> is <text:span text:style-name="Code_20_Inline">true_type</text:span>; ditto for <text:span text:style-name="Code_20_Inline">false_type</text:span>. Sometimes a metaprogram needs to treat a metaprogramming value as an actual value. Thus, metaprogramming types that <text:change text:change-id="ct71799008"/>represent values have a static data member named <text:span text:style-name="Code_20_Inline">value</text:span>. As you may expect, <text:span text:style-name="Code_20_Inline">true_type::value</text:span> is <text:span text:style-name="Code_20_Inline">true</text:span> and <text:span text:style-name="Code_20_Inline">false_type::value</text:span> is <text:span text:style-name="Code_20_Inline">false</text:span>.</text:p>
      <text:p text:style-name="Body_20_Text_20_Cont">How would you write <text:span text:style-name="Code_20_Bold">is_same</text:span>? You need to declare the member typedef <text:span text:style-name="Code_20_Inline">type</text:span> to <text:span text:style-name="Code_20_Inline">std::true_type</text:span> or <text:span text:style-name="Code_20_Inline">std::false_type</text:span> depending on the template arguments. An easy way to do this, and to obtain the convenience <text:change-start text:change-id="ct73117104"/><text:span text:style-name="Code_20_Inline">value</text:span><text:change-end text:change-id="ct73117104"/> static data member at the same time is to derive <text:span text:style-name="Code_20_Inline">is_same</text:span> from <text:span text:style-name="Code_20_Inline">true_type</text:span> or <text:span text:style-name="Code_20_Inline">false_type</text:span>, depending on the template arguments. This is a straightforward implementation of partial specialization, as you can see in Listing 70-5.</text:p>
      <text:p text:style-name="Code_20_Caption"><text:span text:style-name="T5">Listing 70-5.</text:span> Implementing the is_same Metafunction</text:p>
      <text:p text:style-name="Code">template&lt;class T, class U&gt;</text:p>
      <text:p text:style-name="Code">struct is_same : std::false_type {};</text:p>
      <text:p text:style-name="Code"/>
      <text:p text:style-name="Code">template&lt;class T&gt;</text:p>
      <text:p text:style-name="Code">struct is_same&lt;T, T&gt; : std::true_type {};</text:p>
      <text:p text:style-name="Code"/>
      <text:p text:style-name="Body_20_Text_20_Cont">Let’s write another metafunction, one that is not in the standard library. This one is called <text:span text:style-name="Code_20_Inline">promote</text:span>. <text:s/>It takes a single template argument and yields <text:span text:style-name="Code_20_Inline">int</text:span> if the template argument is <text:span text:style-name="Code_20_Inline">bool</text:span>, <text:span text:style-name="Code_20_Inline">short</text:span>, <text:span text:style-name="Code_20_Inline">char</text:span>, or variations, and yields the argument itself otherwise. In other words, it implements a simplified subset of the C++ rules for integer promotion. How would you write <text:span text:style-name="Code_20_Bold">promote</text:span>? This time, the result is pure type, so there is no <text:span text:style-name="Code_20_Inline">value</text:span> member. The simplest way is the most direct. Listing 70-6 shows one possibility.</text:p>
      <text:p text:style-name="Code_20_Caption"><text:soft-page-break/><text:span text:style-name="T5">Listing 70-6.</text:span> One Implementation of the promote Metafunction</text:p>
      <text:p text:style-name="Code">template&lt;class T&gt; struct promote <text:s text:c="9"/>{ typedef T type; };</text:p>
      <text:p text:style-name="Code">template&lt;&gt; struct promote&lt;bool&gt; <text:s text:c="10"/>{ typedef int type; };</text:p>
      <text:p text:style-name="Code">template&lt;&gt; struct promote&lt;char&gt; <text:s text:c="10"/>{ typedef int type; };</text:p>
      <text:p text:style-name="Code">template&lt;&gt; struct promote&lt;signed char&gt; <text:s text:c="3"/>{ typedef int type; };</text:p>
      <text:p text:style-name="Code">template&lt;&gt; struct promote&lt;unsigned char&gt; <text:s/>{ typedef int type; };</text:p>
      <text:p text:style-name="Code">template&lt;&gt; struct promote&lt;short&gt; <text:s text:c="9"/>{ typedef int type; };</text:p>
      <text:p text:style-name="Code">template&lt;&gt; struct promote&lt;unsigned short&gt; { typedef int type; };</text:p>
      <text:p text:style-name="Body_20_Text_20_Cont">Another way to implement <text:span text:style-name="Code_20_Inline">promote</text:span> is to use template parameter packs. Suppose you have a metafunction, <text:span text:style-name="Code_20_Inline">is_member</text:span>, which tests its first argument to determine whether it appears in the parameter pack formed by its remaining arguments. That is, <text:span text:style-name="Code_20_Inline">is_member&lt;int,</text:span> <text:span text:style-name="Code_20_Inline">char&gt;</text:span> is <text:span text:style-name="Code_20_Inline">false_type</text:span>, and <text:span text:style-name="Code_20_Inline">is_member&lt;int,</text:span> <text:span text:style-name="Code_20_Inline">short,</text:span> <text:span text:style-name="Code_20_Inline">int</text:span>, <text:span text:style-name="Code_20_Inline">long&gt;</text:span> yields <text:span text:style-name="Code_20_Inline">true_type</text:span>. Give<text:change-start text:change-id="ct73694544"/><text:span text:style-name="T14">n</text:span><text:change-end text:change-id="ct73694544"/> <text:span text:style-name="Code_20_Inline">is_member</text:span>, how would you implement <text:change-start text:change-id="ct73706992"/><text:span text:style-name="Code_20_Inline">promote</text:span><text:change-end text:change-id="ct73706992"/>? Listing 70-7 shows one way, using partial specialization on the result of <text:span text:style-name="Code_20_Inline">is_member</text:span>.</text:p>
      <text:p text:style-name="Code_20_Caption"><text:span text:style-name="T5">Listing 70-7.</text:span> Another Implementation of the promote Metafunction</text:p>
      <text:p text:style-name="Code"><text:change-start text:change-id="ct73982896"/>// <text:span text:style-name="T14">Primary template when IsMember=std::true_type.</text:span></text:p>
      <text:p text:style-name="Code"><text:change-end text:change-id="ct73982896"/>template&lt;class IsMember, class T&gt;</text:p>
      <text:p text:style-name="Code">struct get_member {</text:p>
      <text:p text:style-name="Code"><text:s text:c="3"/>typedef T type;</text:p>
      <text:p text:style-name="Code">};</text:p>
      <text:p text:style-name="Code"/>
      <text:p text:style-name="Code">template&lt;class T&gt;</text:p>
      <text:p text:style-name="Code">struct get_member&lt;std::false_type, T&gt;</text:p>
      <text:p text:style-name="Code">{</text:p>
      <text:p text:style-name="Code"><text:s text:c="3"/>typedef int type;</text:p>
      <text:p text:style-name="Code">};</text:p>
      <text:p text:style-name="Code"/>
      <text:p text:style-name="Code">template&lt;class T&gt;</text:p>
      <text:p text:style-name="Code">struct promote {</text:p>
      <text:p text:style-name="Code"><text:s text:c="4"/>typedef typename get_member&lt;typename is_member&lt;T,</text:p>
      <text:p text:style-name="Code"><text:s text:c="8"/>bool, unsigned char, signed char, char, unsigned short, short&gt;::type, T&gt;::type type;</text:p>
      <text:p text:style-name="Code">};</text:p>
      <text:p text:style-name="P1">Remember that <text:span text:style-name="Code_20_Inline">typename</text:span> is required when naming a type that depends on a template parameter. The <text:change-start text:change-id="ct73710848"/><text:span text:style-name="Code_20_Inline">type</text:span><text:change-end text:change-id="ct73710848"/> member of a metafunction certainly qualifies as a dependent type name. This implementation uses partial specialization to determine the result from <text:span text:style-name="Code_20_Inline">is_member</text:span>. Using <text:span text:style-name="Code_20_Inline">is_member</text:span> to implement <text:span text:style-name="Code_20_Inline">promote</text:span> might seem to be more complicated, but if the list of types is long, or is likely to grow as an application evolves, the <text:span text:style-name="Code_20_Inline">is_member</text:span> approach seems more inviting.<text:change-start text:change-id="ct73711648"/></text:p>
      <text:p text:style-name="P1"><text:change-end text:change-id="ct73711648"/><text:change text:change-id="ct71517376"/>Although using <text:span text:style-name="Code_20_Inline">is_member</text:span> is easy, writing it is not so easy. Remember how Listing 70-4 splits off the head of the function pack? Use the same technique to split the parameter pack, that is, write a helper class that has a <text:span text:style-name="Code_20_Inline">Head</text:span> template parameter and a <text:span text:style-name="Code_20_Inline">Rest</text:span> template parameter pack. Listing 70-8 shows one way to implement <text:span text:style-name="Code_20_Inline">is_member</text:span>.</text:p>
      <text:p text:style-name="Code_20_Caption"><text:soft-page-break/><text:span text:style-name="T5">Listing 70-8.</text:span> Implementing the is_member Metafunction</text:p>
      <text:p text:style-name="Code">template&lt;class Check, class... Args&gt; struct is_member;</text:p>
      <text:p text:style-name="Code"/>
      <text:p text:style-name="Code">// Helper metafunction to separate Args into Head, Rest</text:p>
      <text:p text:style-name="Code">template&lt;class Check, class Head, class... Rest&gt;</text:p>
      <text:p text:style-name="Code">struct is_member_helper :</text:p>
      <text:p text:style-name="Code"><text:s text:c="4"/>std::conditional&lt;std::is_same&lt;Check, Head&gt;::value,</text:p>
      <text:p text:style-name="Code"><text:s text:c="8"/>std::true_type,</text:p>
      <text:p text:style-name="Code"><text:s text:c="8"/>is_member&lt;Check, Rest...&gt;&gt;::type</text:p>
      <text:p text:style-name="Code">{};</text:p>
      <text:p text:style-name="Code"/>
      <text:p text:style-name="Code">/// Test whether Check is the same type as a type in Args.</text:p>
      <text:p text:style-name="Code">template&lt;class Check, class... Args&gt;</text:p>
      <text:p text:style-name="Code">struct is_member : is_member_helper&lt;Check, Args...&gt; {};</text:p>
      <text:p text:style-name="Code"/>
      <text:p text:style-name="Code">// Partial specialization for empty Args</text:p>
      <text:p text:style-name="Code">template&lt;class Check&gt;</text:p>
      <text:p text:style-name="Code">struct is_member&lt;Check&gt; : std::false_type {};</text:p>
      <text:p text:style-name="Code"/>
      <text:p text:style-name="Body_20_Text_20_Cont">Instead of writing a custom metafunction that specializes on <text:span text:style-name="Code_20_Inline">std::false_type</text:span>, Listing 70-8 uses a standard metafunction, <text:span text:style-name="Code_20_Inline">std::conditional</text:span>. It is usually better to use the standard library whenever possible, and you can rewrite Listing 70-7 to use <text:span text:style-name="Code_20_Inline">std::conditonal</text:span>. To help you understand this important metafunction, the next section discusses <text:span text:style-name="Code_20_Inline">std::conditional</text:span> in depth.</text:p>
      <text:h text:style-name="Heading_20_1" text:outline-level="1">Conditional Types</text:h>
      <text:p text:style-name="Body_20_Text_20_First">One key aspect of metaprogramming is making decisions at compile time. To do that, you need a conditional operator. The standard library offers two styles of conditionals in the <text:span text:style-name="Code_20_Inline">&lt;type_traits&gt;</text:span> header.</text:p>
      <text:p text:style-name="Body_20_Text_20_Cont">To test a condition, use <text:span text:style-name="Code_20_Inline">std::conditional&lt;Condition,</text:span> <text:span text:style-name="Code_20_Inline">IfTrue,</text:span> <text:span text:style-name="Code_20_Inline">IfFalse&gt;::type</text:span>. The <text:span text:style-name="Code_20_Inline">Condition</text:span> is a <text:span text:style-name="Code_20_Inline">bool</text:span> value, and <text:span text:style-name="Code_20_Inline">IfType</text:span> and <text:span text:style-name="Code_20_Inline">IfFalse</text:span> are types. The <text:span text:style-name="Code_20_Inline">type</text:span> member is a typedef for <text:span text:style-name="Code_20_Inline">IfTrue</text:span> if <text:span text:style-name="Code_20_Inline">Condition</text:span> is true, and is a typedef for <text:span text:style-name="Code_20_Inline">IfFalse</text:span> if <text:span text:style-name="Code_20_Inline">Condition</text:span> is false.</text:p>
      <text:p text:style-name="Body_20_Text_20_Cont">Try writing your own implementation of <text:span text:style-name="Code_20_Bold">std::conditional</text:span>. Your standard library may be different, but won’t be to terribly different from my solution in Listing 70-9.</text:p>
      <text:p text:style-name="Code_20_Caption"><text:span text:style-name="T5">Listing 70-9.</text:span> One Way to Implement std::conditional</text:p>
      <text:p text:style-name="Code">template&lt;bool Condition, class IfTrue, class IfFalse&gt;</text:p>
      <text:p text:style-name="Code">struct conditional</text:p>
      <text:p text:style-name="Code">{</text:p>
      <text:p text:style-name="Code"><text:s text:c="4"/>typedef IfFalse type;</text:p>
      <text:p text:style-name="Code">};</text:p>
      <text:p text:style-name="Code"/>
      <text:p text:style-name="Code">template&lt;class IfTrue, class IfFalse&gt;</text:p>
      <text:p text:style-name="Code"><text:soft-page-break/>struct conditional&lt;true, IfTrue, IfFalse&gt;</text:p>
      <text:p text:style-name="Code">{</text:p>
      <text:p text:style-name="Code"><text:s text:c="3"/>typedef IfTrue type;</text:p>
      <text:p text:style-name="Code">};</text:p>
      <text:p text:style-name="Body_20_Text_20_Cont">Another way to look at <text:span text:style-name="Code_20_Inline">std::conditional</text:span> is to consider it an array of two types, indexed by a <text:span text:style-name="Code_20_Inline">bool</text:span> value. What about an array of types indexed by an integer? The standard library doesn’t have such a template, but you can write one. Use a template parameter pack and an integer selector. If the selector is invalid, do not define the <text:span text:style-name="Code_20_Inline">type</text:span> member typedef. For example <text:span text:style-name="Code_20_Inline">choice&lt;2,</text:span> <text:span text:style-name="Code_20_Inline">int,</text:span> <text:span text:style-name="Code_20_Inline">long,</text:span> <text:span text:style-name="Code_20_Inline">char,</text:span> <text:span text:style-name="Code_20_Inline">float,</text:span> <text:span text:style-name="Code_20_Inline">double&gt;::type</text:span> would be <text:span text:style-name="Code_20_Inline">char</text:span>, and <text:span text:style-name="Code_20_Inline">choice&lt;2,</text:span> <text:span text:style-name="Code_20_Inline">int</text:span><text:change-start text:change-id="ct73924464"/><text:span text:style-name="Code_20_Inline">, </text:span><text:span text:style-name="Code_20_Inline"><text:span text:style-name="T15">long</text:span></text:span><text:change-end text:change-id="ct73924464"/><text:span text:style-name="Code_20_Inline">&gt;</text:span> would not declare a <text:span text:style-name="Code_20_Inline">type</text:span> member. Try writing <text:span text:style-name="Code_20_Bold">choice</text:span>. Again, you will probably want two mutually-recursive classes. One class strips the first template parameter from the parameter pack and decrements the index. Template specialization terminates the recursion. Compare your solution with mine in Listing 70-10.</text:p>
      <text:p text:style-name="Code_20_Caption"><text:span text:style-name="T5">Listing 70-10.</text:span> Implementing an Integer-keyed Type Choice</text:p>
      <text:p text:style-name="Code">#include &lt;cstddef&gt;</text:p>
      <text:p text:style-name="Code">#include &lt;type_traits&gt;</text:p>
      <text:p text:style-name="Code"/>
      <text:p text:style-name="Code">// forward declaration</text:p>
      <text:p text:style-name="Code">template&lt;std::size_t, class...&gt;</text:p>
      <text:p text:style-name="Code">struct choice;</text:p>
      <text:p text:style-name="Code"/>
      <text:p text:style-name="Code">// Default: subtract one, drop the head of the list, and recurse.</text:p>
      <text:p text:style-name="Code">template&lt;std::size_t N, class T, class... Types&gt;</text:p>
      <text:p text:style-name="Code">struct choice_split {</text:p>
      <text:p text:style-name="Code"><text:s text:c="4"/>typedef typename choice&lt;N-1, Types...&gt;::type type;</text:p>
      <text:p text:style-name="Code">}; </text:p>
      <text:p text:style-name="Code"/>
      <text:p text:style-name="Code">// Index 0: pick the first type in the list.</text:p>
      <text:p text:style-name="Code">template&lt;class T, class... Ts&gt;</text:p>
      <text:p text:style-name="Code">struct choice_split&lt;0, T, Ts...&gt; {</text:p>
      <text:p text:style-name="Code"><text:s text:c="4"/>typedef T type;</text:p>
      <text:p text:style-name="Code">};</text:p>
      <text:p text:style-name="Code"/>
      <text:p text:style-name="Code">// Define type member as the N-th type in Types.</text:p>
      <text:p text:style-name="Code">template&lt;std::size_t N, class... Types&gt;</text:p>
      <text:p text:style-name="Code">struct choice {</text:p>
      <text:p text:style-name="Code"><text:s text:c="4"/>typedef typename choice_split&lt;N, Types...&gt;::type type;</text:p>
      <text:p text:style-name="Code">};</text:p>
      <text:p text:style-name="Code"/>
      <text:p text:style-name="Code">// N is out of bounds</text:p>
      <text:p text:style-name="Code">template&lt;std::size_t N&gt;</text:p>
      <text:p text:style-name="Code">struct choice&lt;N&gt; {};</text:p>
      <text:p text:style-name="Code"><text:change-start text:change-id="ct74291136"/></text:p>
      <text:p text:style-name="Code">// <text:span text:style-name="T15">Tests</text:span><text:change-end text:change-id="ct74291136"/></text:p>
      <text:p text:style-name="Code">static_assert(std::is_same&lt;int,</text:p>
      <text:p text:style-name="Code"><text:soft-page-break/><text:s text:c="2"/>typename choice&lt;0, int, long, char&gt;::type&gt;::value, "error in choice&lt;0&gt;");</text:p>
      <text:p text:style-name="Code">static_assert(std::is_same&lt;long,</text:p>
      <text:p text:style-name="Code"><text:s text:c="2"/>typename choice&lt;1, int, long, char&gt;::type&gt;::value, "error in choice&lt;1&gt;");</text:p>
      <text:p text:style-name="Code">static_assert(std::is_same&lt;char,</text:p>
      <text:p text:style-name="Code"><text:s text:c="2"/>typename choice&lt;2, int, long, char&gt;::type&gt;::value, "error in choice&lt;2&gt;");</text:p>
      <text:p text:style-name="Body_20_Text_20_Cont">Use the new <text:span text:style-name="Code_20_Inline">choice</text:span> template to choose one option from among many. On one project, I defined three styles of iterators for different trade-offs of safety and performance. The fast iterator worked as fast as possible, with no safety checks. The safe iterator would check just enough to avoid undefined behavior. The pedantic iterator was used for debugging and checked everything possible, with no regard for speed<text:change-start text:change-id="ct73944112"/>. <text:span text:style-name="T16">I could pick which iterator style I wanted by defining </text:span><text:span text:style-name="Code_20_Inline"><text:span text:style-name="T16">ITERATOR_TYPE</text:span></text:span><text:span text:style-name="T16"> as 0, 1, or 2</text:span><text:change-end text:change-id="ct73944112"/>:</text:p>
      <text:p text:style-name="Code">typedef typename choice&lt;ITERATOR_TYPE,</text:p>
      <text:p text:style-name="Code"><text:s text:c="4"/>pedantic_iterator, safe_iterator, fast_iterator&gt;::type iterator;</text:p>
      <text:h text:style-name="Heading_20_1" text:outline-level="1">Checking Traits</text:h>
      <text:p text:style-name="Body_20_Text_20_First">A variation on <text:span text:style-name="Code_20_Inline">std::conditional</text:span> is <text:span text:style-name="Code_20_Inline">std::enable_if</text:span>. Like <text:span text:style-name="Code_20_Inline">conditional</text:span>, <text:span text:style-name="Code_20_Inline">enable_if</text:span> uses a <text:span text:style-name="Code_20_Inline">bool</text:span> template argument to choose a type that it uses to declare its <text:span text:style-name="Code_20_Inline">type</text:span> member typedef. The difference is that if the condition is false, <text:span text:style-name="Code_20_Inline">enable_if</text:span> does not define any <text:span text:style-name="Code_20_Inline">type</text:span> member at all (like <text:span text:style-name="Code_20_Inline">choice</text:span> when the index is out of bounds). Use <text:span text:style-name="Code_20_Inline">enable_if</text:span> to enable or disable function signatures or entire classes.</text:p>
      <text:p text:style-name="Body_20_Text_20_Cont">A silly, but simple example is to define a <text:span text:style-name="Code_20_Inline">minus</text:span> function template. It takes a signed numeric argument and return the arithmetic negation. But what if the argument is not signed? By using <text:span text:style-name="Code_20_Inline">enable_if</text:span>, you can ensure that the function template is defined only for signed types. Use <text:span text:style-name="Code_20_Inline">std::numeric_limits</text:span> (refer to Exploration 25 if you need a reminder about <text:span text:style-name="Code_20_Inline">numeric_limits</text:span>) to determine whether a type is signed. Use <text:span text:style-name="Code_20_Inline">enable_if</text:span> to enable the function only when <text:span text:style-name="Code_20_Inline">is_signed</text:span> is true, as shown in Listing 70-11.</text:p>
      <text:p text:style-name="Code_20_Caption"><text:span text:style-name="T5">Listing 70-11.</text:span> Implementing an Integer-keyed Type Choice</text:p>
      <text:p text:style-name="Code">#include &lt;limits&gt;</text:p>
      <text:p text:style-name="Code">#include &lt;type_traits&gt;</text:p>
      <text:p text:style-name="Code"/>
      <text:p text:style-name="Code">template&lt;class T&gt;</text:p>
      <text:p text:style-name="Code">typename std::enable_if&lt;std::numeric_limits&lt;T&gt;::is_signed, T&gt;::type</text:p>
      <text:p text:style-name="Code">minus(T const&amp; x)</text:p>
      <text:p text:style-name="Code">{</text:p>
      <text:p text:style-name="Code"><text:s text:c="3"/>return -x;</text:p>
      <text:p text:style-name="Code">}</text:p>
      <text:p text:style-name="Body_20_Text_20_Cont">The use of <text:span text:style-name="Code_20_Inline">enable_if</text:span> is intimidating, so let’s take it one step at a time. The <text:span text:style-name="Code_20_Inline">minus()</text:span> function template can take any argument type, <text:span text:style-name="Code_20_Inline">T</text:span>. The <text:span text:style-name="Code_20_Inline">numeric_limits</text:span> traits are tested to determine whether <text:span text:style-name="Code_20_Inline">T</text:span> is signed. If so, <text:span text:style-name="Code_20_Inline">enable_if</text:span>’s <text:span text:style-name="Code_20_Inline">type</text:span> member will be a typedef for <text:span text:style-name="Code_20_Inline">T</text:span>, which is exactly what we want the return type to be. But if <text:span text:style-name="Code_20_Inline">is_signed</text:span> is false, <text:span text:style-name="Code_20_Inline">enable_if</text:span> does not declare any <text:span text:style-name="Code_20_Inline">type</text:span> member, and the compiler will issue an error, thereby preventing the user from calling <text:span text:style-name="Code_20_Inline">minus()</text:span> incorrectly.</text:p>
      <text:p text:style-name="Body_20_Text_20_Cont"><text:soft-page-break/>You can also use <text:span text:style-name="Code_20_Inline">enable_if</text:span> to enable or disable entire classes. For example, suppose you want to restrict <text:span text:style-name="Code_20_Inline">rational</text:span>’s template argument to integral types. Add a template argument and supply a default argument that uses <text:span text:style-name="Code_20_Inline">enable_if</text:span> to test whether the first template argument is an integer. If the <text:span text:style-name="Code_20_Inline">enable_if</text:span> fails, the compiler will reject the entire template. Listing 70-12 shows a skeleton of the <text:span text:style-name="Code_20_Inline">rational</text:span> class, using <text:span text:style-name="Code_20_Inline">enable_if</text:span>.</text:p>
      <text:p text:style-name="Code_20_Caption"><text:span text:style-name="T6">Listing 70-12. </text:span>Specializing the rational Class Using enable_if</text:p>
      <text:p text:style-name="Code">#include &lt;limits&gt;</text:p>
      <text:p text:style-name="Code">#include &lt;type_traits&gt;</text:p>
      <text:p text:style-name="Code"/>
      <text:p text:style-name="Code">template&lt;class T, class Enable = typename std::enable_if&lt;std::numeric_limits&lt;T&gt;::is_integer, T&gt;::type&gt;</text:p>
      <text:p text:style-name="Code">class rational {</text:p>
      <text:p text:style-name="Code">public:</text:p>
      <text:p text:style-name="Code"><text:s text:c="3"/>... normal class definition here ...</text:p>
      <text:p text:style-name="Code">};</text:p>
      <text:p text:style-name="Code"/>
      <text:p text:style-name="Code">rational&lt;long&gt; okay{1, 2};</text:p>
      <text:p text:style-name="Code">rational&lt;float&gt; problem{1, 2};</text:p>
      <text:p text:style-name="Body_20_Text_20_Cont">Another enhancement to <text:span text:style-name="Code_20_Inline">rational</text:span> is to limit the floating-point conversion functions to types that are truly floating-point. Use <text:span text:style-name="Code_20_Inline">enable_if</text:span> the same way you did for <text:span text:style-name="Code_20_Inline">minus()</text:span> to write the <text:span text:style-name="Code_20_Inline">convert</text:span> function (Exploration 48) or an explicit type-conversion operator (Exploration 68)<text:change-start text:change-id="ct73070880"/> <text:span text:style-name="T17">as a member of </text:span><text:span text:style-name="Code_20_Inline"><text:span text:style-name="T17">rational</text:span></text:span><text:change-end text:change-id="ct73070880"/>:<text:change text:change-id="ct74548912"/></text:p>
      <text:p text:style-name="Code">template&lt;class T&gt;</text:p>
      <text:p text:style-name="Code">operator typename std::enable_if&lt;std::is_floating_point&lt;T&gt;::value, T&gt;::type()</text:p>
      <text:p text:style-name="Code">{</text:p>
      <text:p text:style-name="Code"><text:s text:c="4"/>return static_cast&lt;T&gt;(numerator()) / static_cast&lt;T&gt;(denominator());</text:p>
      <text:p text:style-name="Code">}</text:p>
      <text:p text:style-name="Body_20_Text_20_Cont">The code is hard to read, so creating an intermediate type is helpful:</text:p>
      <text:p text:style-name="Code">template&lt;class T&gt;</text:p>
      <text:p text:style-name="Code">using EnableIfFloat =</text:p>
      <text:p text:style-name="Code"><text:s text:c="4"/>typename std::enable_if&lt;std::is_floating_point&lt;T&gt;::value, T&gt;::type;</text:p>
      <text:p text:style-name="Code"/>
      <text:p text:style-name="Code"><office:annotation office:name="__Fieldmark__12750_1088838807"><dc:creator>Stefan Turalski</dc:creator><dc:date>2013-11-07T22:37:00</dc:date><text:sender-initials>ST</text:sender-initials><text:p>Might be handy to remind that these must be members, so needs to be within class body, right?</text:p></office:annotation>template&lt;class T&gt;</text:p>
      <text:p text:style-name="Code">operator typename EnableIfFloat&lt;T&gt;::type ()</text:p>
      <text:p text:style-name="Code"><office:annotation-end office:name="__Fieldmark__12750_1088838807"/>{</text:p>
      <text:p text:style-name="Code"><text:s text:c="4"/>return static_cast&lt;T&gt;(numerator()) / static_cast&lt;T&gt;(denominator());</text:p>
      <text:p text:style-name="Code">}</text:p>
      <text:p text:style-name="Body_20_Text_20_Cont">The <text:span text:style-name="Code_20_Inline">enable_if</text:span> class template is a powerful tool to enforce compile-time rules. It is even more powerful if you don’t use it to stop compilation, but to enable the compiler to continue. The following section discusses this programming technique.</text:p>
      <text:h text:style-name="Heading_20_1" text:outline-level="1"><text:soft-page-break/>Substitution Failure Is Not An Error (SFINAE)</text:h>
      <text:p text:style-name="Body_20_Text_20_First">A programming technique introduced by Daveed Vandervoorde goes by the unwieldy name of SFINAE (pronounced ess-finn-ee), for Substitution Failure Is Not An Error. Briefly, if the compiler attempts to instantiate an invalid template function, the compiler does not consider it an error, but merely discards that instantiation from consideration when resolving overloads. Such a simple concept turns out to be extremely useful.</text:p>
      <text:p text:style-name="Body_20_Text_20_Cont">Not all uses of <text:span text:style-name="Code_20_Inline">enable_if</text:span> are to cause compile-time errors. You can also use <text:span text:style-name="Code_20_Inline">enable_if</text:span> with SFINAE to affect overload resolution. For example, suppose you are writing data in some data encoding, such as ASN.1 BER, XDR, JSON, etc. The details of the encoding are unimportant for this exercise. What matter<text:change-start text:change-id="ct74549168"/><text:span text:style-name="T18">s</text:span><text:change-end text:change-id="ct74549168"/> is that we want to treat all integers the same, and all floating-point numbers the same, but treat integers differently from floating-point numbers. That is, we want to use templates to reduce the amount of repetitive coding, but we want distinct implementations for certain types. We cannot partially specialize functions, so we must use overloading.</text:p>
      <text:p text:style-name="Body_20_Text_20_Cont">The problem is how to declare three template functions, all with the name <text:span text:style-name="Code_20_Inline">encode</text:span>, such that one is a template function for any integer, another for any floating-point type, and another for strings.<text:change-start text:change-id="ct74737440"/></text:p>
      <text:p text:style-name="P3"><text:span text:style-name="T18">One approach is to declare </text:span><text:change-end text:change-id="ct74737440"/><text:change-start text:change-id="ct74460048"/><text:span text:style-name="T18">overloads for the largest integer type and largest floating-point type. The compiler will convert the actual types to the larger types. This is simple to implement, but incurs a run-time cost, which can be significant in some </text:span><text:change-end text:change-id="ct74460048"/><text:change-start text:change-id="ct73396224"/><text:span text:style-name="T18">environments</text:span><text:change-end text:change-id="ct73396224"/><text:change-start text:change-id="ct74627856"/><text:span text:style-name="T18">. We need a better solution.</text:span><text:change-end text:change-id="ct74627856"/></text:p>
      <text:p text:style-name="Body_20_Text_20_Cont">Using <text:span text:style-name="Code_20_Inline">enable_if</text:span>, you can declare overloaded <text:span text:style-name="Code_20_Inline">encode</text:span> functions, but enable one function only when <text:span text:style-name="Code_20_Inline">is_integral</text:span> is true, another for floating-point types, and so on. The goal is not to disable the <text:span text:style-name="Code_20_Inline">encode()</text:span> function, but to guide the compiler’s resolution of overloading.</text:p>
      <text:p text:style-name="Body_20_Text_20_Cont">The <text:span text:style-name="Code_20_Inline">&lt;type_traits&gt;</text:span> header has several introspection traits. Every type is categorized as class, enumeration, integer, floating-point, and so on. Just to show how they work, I will use <text:span text:style-name="Code_20_Inline">std::is_integral</text:span> <text:s/>instead of <text:span text:style-name="Code_20_Inline">numeric_limits</text:span> to test for integral types. This book is not about binary data encoding, so the guts of this example will write text to a stream, but it will serve to illustrate how to use <text:span text:style-name="Code_20_Inline">enable_if</text:span>.</text:p>
      <text:p text:style-name="Body_20_Text_20_Cont">The normal rules of overloading still apply. That is, different functions must have different arguments. So using <text:span text:style-name="Code_20_Inline">enable_if</text:span> for the return type doesn’t help. This time, <text:span text:style-name="Code_20_Inline">enable_if</text:span> will be used as another argument to <text:change-start text:change-id="ct74624896"/><text:span text:style-name="Code_20_Inline">encode</text:span><text:change-end text:change-id="ct74624896"/>, but with a default value that hides it from the caller. (Note that using for the primary argument to the function doesn’t work because it breaks the compiler’s ability to deduce the template type from the function’s argument type.) Specifically, the <text:span text:style-name="Code_20_Inline">enable_if</text:span> argument is made into a pointer type, with <text:span text:style-name="Code_20_Char">nullptr</text:span> as the default value, to ensure that there is no extra code constructing or passing this additional argument. With inlining, the compiler can even optimize away the extra argument so there is no runtime penalty. Listing 70-13 shows one way to solve this problem.</text:p>
      <text:p text:style-name="Code_20_Caption"><text:span text:style-name="T5">Listing 70-13</text:span><office:annotation office:name="__Fieldmark__12823_1088838807"><dc:creator>Stefan Turalski</dc:creator><dc:date>2013-11-07T22:38:00</dc:date><text:sender-initials>ST</text:sender-initials><text:p>Nicely wrapped up!</text:p></office:annotation><text:span text:style-name="T5">.</text:span> Using enable_if to Direct Overload Resolution<office:annotation-end office:name="__Fieldmark__12823_1088838807"/></text:p>
      <text:p text:style-name="Code">#include &lt;iostream&gt;</text:p>
      <text:p text:style-name="Code"><office:annotation office:name="__Fieldmark__12834_1088838807"><dc:creator>Stefan Turalski</dc:creator><dc:date>2013-11-07T22:49:00</dc:date><text:sender-initials>ST</text:sender-initials><text:p>In VS2013 include &lt;string&gt; to avoid Error 1 error C2679: binary '&lt;&lt;' : no operator found which takes a right-hand operand of type 'const std::string' (or there is no acceptable conversion) </text:p><text:p/></office:annotation>#include &lt;type_traits&gt;<office:annotation-end office:name="__Fieldmark__12834_1088838807"/></text:p>
      <text:p text:style-name="Code"/>
      <text:p text:style-name="Code">template&lt;class T&gt;</text:p>
      <text:p text:style-name="Code">void encode(std::ostream&amp; stream, T const&amp; int_value,<text:bookmark text:name="_GoBack"/></text:p>
      <text:p text:style-name="Code"><text:soft-page-break/><text:s text:c="3"/>typename std::enable_if&lt;std::is_integral&lt;T&gt;::value, T&gt;::type* = nullptr)</text:p>
      <text:p text:style-name="Code">{</text:p>
      <text:p text:style-name="Code"><text:s text:c="3"/>// All integer types end up here.</text:p>
      <text:p text:style-name="Code"><text:s text:c="3"/>stream &lt;&lt; "int: " &lt;&lt; int_value &lt;&lt; '\n';</text:p>
      <text:p text:style-name="Code">}</text:p>
      <text:p text:style-name="Code"/>
      <text:p text:style-name="Code">template&lt;class T&gt;</text:p>
      <text:p text:style-name="Code">void encode(std::ostream&amp; stream, T const&amp; enum_value,</text:p>
      <text:p text:style-name="Code"><text:s text:c="3"/>typename std::enable_if&lt;std::is_enum&lt;T&gt;::value&gt;::type* = nullptr)</text:p>
      <text:p text:style-name="Code">{</text:p>
      <text:p text:style-name="Code"><text:s text:c="3"/>// All enumerated types end up here.</text:p>
      <text:p text:style-name="Code"><text:s text:c="3"/>// Record the underlying integer value.</text:p>
      <text:p text:style-name="Code"><text:s text:c="3"/>stream &lt;&lt; "enum: " &lt;&lt;</text:p>
      <text:p text:style-name="Code"><text:s text:c="6"/>static_cast&lt;typename std::underlying_type&lt;T&gt;::type&gt;(enum_value) &lt;&lt; '\n';</text:p>
      <text:p text:style-name="Code">}</text:p>
      <text:p text:style-name="Code"/>
      <text:p text:style-name="Code">template&lt;class T&gt;</text:p>
      <text:p text:style-name="Code">void encode(std::ostream&amp; stream, T const&amp; float_value,</text:p>
      <text:p text:style-name="Code"><text:s text:c="3"/>typename std::enable_if&lt;std::is_floating_point&lt;T&gt;::value&gt;::type* = nullptr)</text:p>
      <text:p text:style-name="Code">{</text:p>
      <text:p text:style-name="Code"><text:s text:c="3"/>// All floating-point types end up here.</text:p>
      <text:p text:style-name="Code"><text:s text:c="3"/>stream &lt;&lt; "float: " &lt;&lt; float_value &lt;&lt; '\n';</text:p>
      <text:p text:style-name="Code">}</text:p>
      <text:p text:style-name="Code"/>
      <text:p text:style-name="Code">// enable_if forms cooperate with normal overloading</text:p>
      <text:p text:style-name="Code">void encode(std::ostream&amp; stream, std::string const&amp; string_value)</text:p>
      <text:p text:style-name="Code">{</text:p>
      <text:p text:style-name="Code"><text:s text:c="3"/>stream &lt;&lt; "str: " &lt;&lt; string_value &lt;&lt; '\n';</text:p>
      <text:p text:style-name="Code">}</text:p>
      <text:p text:style-name="Code"/>
      <text:p text:style-name="Code">int main()</text:p>
      <text:p text:style-name="Code">{</text:p>
      <text:p text:style-name="Code"><text:s text:c="3"/>encode(std::cout, 1);</text:p>
      <text:p text:style-name="Code"><text:s text:c="3"/>enum class color { red, green, blue };</text:p>
      <text:p text:style-name="Code"><text:s text:c="3"/>encode(std::cout, color::blue);</text:p>
      <text:p text:style-name="Code"><text:s text:c="3"/>encode(std::cout, 3.0);</text:p>
      <text:p text:style-name="Code"><text:s text:c="3"/>encode(std::cout, std::string("string"));</text:p>
      <text:p text:style-name="Code">}</text:p>
      <text:p text:style-name="Body_20_Text_20_Cont">That concludes your exploration of <text:s/>C++ 11. The next and final Exploration is a capstone project to incorporate everything you have learned. I hope that you have enjoyed your journey and that you will plan many more excursions to complete your understanding and mastery of this language.</text:p>
      <text:p text:style-name="Body_20_Text_20_Cont"/>
      <text:p text:style-name="Body_20_Text_20_Co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svg:font-family="Times" style:font-family-generic="roman"/>
    <style:font-face style:name="Arial2"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fo:hyphenation-ladder-count="no-limit" style:writing-mode="lr-tb"/>
      <style:text-properties style:use-window-font-color="true" style:font-name="Calibri" fo:font-size="11pt" style:letter-kerning="true" style:font-size-asian="11pt" style:language-asian="en" style:country-asian="US"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Droid Sans Fallback" style:font-size-asian="14pt" style:font-name-complex="Arial3"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0.1665in" fo:text-align="justify" style:justify-single-word="false"/>
      <style:text-properties style:font-name="Arial1" fo:font-size="9pt" style:font-size-asian="9pt"/>
    </style:style>
    <style:style style:name="List" style:family="paragraph" style:parent-style-name="Text_20_body" style:default-outline-level="" style:class="list">
      <style:text-properties style:font-name="Tim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Arial2"/>
    </style:style>
    <style:style style:name="Heading_20_1" style:display-name="Heading 1" style:family="paragraph" style:parent-style-name="Standard" style:default-outline-level="1" style:list-style-name="" style:class="text">
      <style:paragraph-properties fo:margin-top="0.25in" fo:margin-bottom="0.0835in" style:contextual-spacing="true" style:line-height-at-least="0.0693in" fo:keep-with-next="always"/>
      <style:text-properties style:font-name="Arial1" fo:font-size="17pt" fo:font-weight="bold" style:font-size-asian="17pt" style:font-weight-asian="bold" style:font-size-complex="18pt"/>
    </style:style>
    <style:style style:name="Heading_20_2" style:display-name="Heading 2" style:family="paragraph" style:parent-style-name="Standard" style:default-outline-level="2" style:list-style-name="" style:class="text">
      <style:paragraph-properties fo:margin-top="0.25in" fo:margin-bottom="0.0835in" style:contextual-spacing="true" style:line-height-at-least="0.0693in" fo:keep-with-next="always"/>
      <style:text-properties style:font-name="Arial1" fo:font-size="14pt" fo:font-weight="bold" style:font-size-asian="14pt" style:font-weight-asian="bold" style:font-size-complex="14pt"/>
    </style:style>
    <style:style style:name="Heading_20_3" style:display-name="Heading 3" style:family="paragraph" style:parent-style-name="Standard" style:default-outline-level="3" style:list-style-name="" style:class="text">
      <style:paragraph-properties fo:margin-top="0.25in" fo:margin-bottom="0.0835in" style:contextual-spacing="true" style:line-height-at-least="0.0693in" fo:keep-with-next="always"/>
      <style:text-properties style:font-name="Arial1"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25in" fo:margin-bottom="0.0835in" style:contextual-spacing="true" style:line-height-at-least="0.0693in" fo:keep-with-next="always"/>
      <style:text-properties style:font-name="Utopia" fo:font-size="12pt" fo:letter-spacing="-0.0043in" fo:font-weight="bold" style:font-size-asian="12pt" style:font-weight-asian="bold" style:font-size-complex="12pt"/>
    </style:style>
    <style:style style:name="Heading_20_5" style:display-name="Heading 5" style:family="paragraph" style:parent-style-name="Standard" style:default-outline-level="5" style:list-style-name="" style:class="text">
      <style:paragraph-properties fo:margin-top="0.25in" fo:margin-bottom="0.1665in" style:contextual-spacing="false" style:line-height-at-least="0.0693in"/>
      <style:text-properties style:font-name="Arial Narrow" fo:font-weight="bold" style:font-weight-asian="bold"/>
    </style:style>
    <style:style style:name="Heading_20_6" style:display-name="Heading 6" style:family="paragraph" style:parent-style-name="Standard" style:default-outline-level="6" style:list-style-name="" style:class="text">
      <style:paragraph-properties fo:margin-top="0.1665in" fo:margin-bottom="0.0417in" style:contextual-spacing="false"/>
      <style:text-properties fo:font-weight="bold" style:font-name-asian="PMingLiU"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Bullet" style:family="paragraph" style:parent-style-name="Standard" style:default-outline-level="">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style>
    <style:style style:name="Chapter_20_Number" style:display-name="Chapter Number" style:family="paragraph" style:default-outline-level="">
      <style:paragraph-properties fo:margin-top="0in" fo:margin-bottom="0.1665in" style:contextual-spacing="false" fo:line-height="115%" fo:orphans="2" fo:widows="2" fo:hyphenation-ladder-count="no-limit" fo:keep-with-next="always" style:writing-mode="lr-tb"/>
      <style:text-properties fo:text-transform="uppercase" style:use-window-font-color="true" style:font-name="Arial1" fo:font-size="14pt" fo:font-weight="bold" style:letter-kerning="true" style:font-size-asian="14pt" style:language-asian="en" style:country-asian="US" style:font-weight-asian="bold" style:font-size-complex="14pt" fo:hyphenate="false" fo:hyphenation-remain-char-count="2" fo:hyphenation-push-char-count="2"/>
    </style:style>
    <style:style style:name="Chapter_20_Title" style:display-name="Chapter Title" style:family="paragraph" style:default-outline-level="">
      <style:paragraph-properties fo:margin-top="0.1665in" fo:margin-bottom="0.8335in" style:contextual-spacing="false" fo:line-height="115%" fo:orphans="2" fo:widows="2" fo:hyphenation-ladder-count="no-limit" style:writing-mode="lr-tb"/>
      <style:text-properties style:use-window-font-color="true" style:font-name="Arial Narrow" fo:font-size="30pt" fo:font-weight="bold" style:letter-kerning="true" style:font-size-asian="30pt" style:language-asian="en" style:country-asian="US" style:font-weight-asian="bold" style:font-size-complex="24pt" fo:hyphenate="false" fo:hyphenation-remain-char-count="2" fo:hyphenation-push-char-count="2"/>
    </style:style>
    <style:style style:name="Figure_20_Caption" style:display-name="Figure Caption" style:family="paragraph" style:default-outline-level="">
      <style:paragraph-properties fo:margin-top="0.278in" fo:margin-bottom="0.1665in" style:contextual-spacing="true" fo:line-height="115%" fo:orphans="2" fo:widows="2" fo:hyphenation-ladder-count="no-limit" style:writing-mode="lr-tb">
        <style:tab-stops>
          <style:tab-stop style:position="0.4in"/>
        </style:tab-stops>
      </style:paragraph-properties>
      <style:text-properties style:use-window-font-color="true" style:font-name="Utopia" fo:font-size="9pt" fo:font-style="italic" style:letter-kerning="true" style:font-size-asian="9pt" style:language-asian="en" style:country-asian="US" style:font-style-asian="italic" fo:hyphenate="false" fo:hyphenation-remain-char-count="2" fo:hyphenation-push-char-count="2"/>
    </style:style>
    <style:style style:name="Code_20_Caption" style:display-name="Code Caption" style:family="paragraph" style:parent-style-name="Standard" style:default-outline-level="">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style>
    <style:style style:name="Balloon_20_Text1" style:display-name="Balloon Text1" style:family="paragraph" style:parent-style-name="Standard" style:default-outline-level="">
      <style:paragraph-properties fo:margin-top="0in" fo:margin-bottom="0in" style:contextual-spacing="false" style:line-height-at-least="0.0693in"/>
      <style:text-properties style:font-name="Tahoma" fo:font-size="8pt" style:font-size-asian="8pt" style:font-name-complex="Tahoma1" style:font-size-complex="8pt"/>
    </style:style>
    <style:style style:name="Num_20_Sub_20_List" style:display-name="Num Sub List" style:family="paragraph" style:parent-style-name="Standard" style:default-outline-level="">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style>
    <style:style style:name="Bullet_20_Sub_20_List" style:display-name="Bullet Sub List" style:family="paragraph" style:parent-style-name="Bullet" style:default-outline-level="">
      <style:paragraph-properties fo:margin-left="0.95in" fo:margin-right="0.6in" fo:text-indent="0in" style:auto-text-indent="false"/>
    </style:style>
    <style:style style:name="FM_20_Copyright_20_Title" style:display-name="FM Copyright Title" style:family="paragraph" style:default-outline-level="">
      <style:paragraph-properties fo:margin-top="0.0693in" fo:margin-bottom="0.0693in" style:contextual-spacing="false" fo:line-height="115%" fo:orphans="0" fo:widows="0" fo:hyphenation-ladder-count="no-limit" style:writing-mode="lr-tb"/>
      <style:text-properties style:use-window-font-color="true" style:font-name="Utopia Bold" fo:font-size="9.5pt" style:letter-kerning="true" style:font-size-asian="9.5pt" style:language-asian="en" style:country-asian="US" fo:hyphenate="false" fo:hyphenation-remain-char-count="2" fo:hyphenation-push-char-count="2"/>
    </style:style>
    <style:style style:name="FM_20_Copyright" style:display-name="FM Copyright" style:family="paragraph" style:default-outline-level="">
      <style:paragraph-properties fo:margin-top="0.0835in" fo:margin-bottom="0.0835in" style:contextual-spacing="false" fo:line-height="115%" fo:text-align="justify" style:justify-single-word="false" fo:orphans="2" fo:widows="2" fo:hyphenation-ladder-count="no-limit" style:writing-mode="lr-tb"/>
      <style:text-properties style:use-window-font-color="true" style:font-name="Utopia" fo:font-size="8pt" style:letter-kerning="true" style:font-size-asian="8pt" style:language-asian="en" style:country-asian="US" fo:hyphenate="false" fo:hyphenation-remain-char-count="2" fo:hyphenation-push-char-count="2"/>
    </style:style>
    <style:style style:name="index_20_1" style:display-name="index 1" style:family="paragraph" style:parent-style-name="Standard" style:default-outline-level="">
      <style:paragraph-properties fo:margin-left="0.5in" fo:margin-right="0in" fo:text-indent="-0.5in" style:auto-text-indent="false"/>
    </style:style>
    <style:style style:name="index_20_2" style:display-name="index 2" style:family="paragraph" style:parent-style-name="Standard" style:default-outline-level="">
      <style:paragraph-properties fo:margin-left="0.5in" fo:margin-right="0in" fo:text-indent="-0.3in" style:auto-text-indent="false"/>
    </style:style>
    <style:style style:name="index_20_3" style:display-name="index 3" style:family="paragraph" style:parent-style-name="Standard" style:default-outline-level="">
      <style:paragraph-properties fo:margin-left="0.5in" fo:margin-right="0in" fo:text-indent="-0.1in" style:auto-text-indent="false"/>
    </style:style>
    <style:style style:name="Part_20_Text" style:display-name="Part Text" style:family="paragraph" style:parent-style-name="Standard" style:default-outline-level="">
      <style:paragraph-properties fo:margin-top="0in" fo:margin-bottom="0in" style:contextual-spacing="true" style:line-height-at-least="0.0693in"/>
      <style:text-properties style:font-name="Book Antiqua" fo:letter-spacing="-0.0043in"/>
    </style:style>
    <style:style style:name="Part_20_Number" style:display-name="Part Number" style:family="paragraph" style:parent-style-name="Standard" style:default-outline-level="">
      <style:paragraph-properties fo:margin-top="0.4165in" fo:margin-bottom="0.1665in" style:contextual-spacing="true" style:line-height-at-least="0.0693in"/>
      <style:text-properties fo:text-transform="uppercase" style:font-name="Arial1" fo:font-size="26pt" fo:font-weight="bold" style:font-size-asian="26pt" style:font-weight-asian="bold" style:font-size-complex="14pt"/>
    </style:style>
    <style:style style:name="Part_20_Title" style:display-name="Part Title" style:family="paragraph" style:parent-style-name="Standard" style:default-outline-level="">
      <style:paragraph-properties fo:margin-top="0.4165in" fo:margin-bottom="0.8335in" style:contextual-spacing="true" style:line-height-at-least="0.0693in"/>
      <style:text-properties style:font-name="Arial1" fo:font-size="32pt" fo:font-weight="bold" style:font-size-asian="32pt" style:font-weight-asian="bold" style:font-size-complex="24pt"/>
    </style:style>
    <style:style style:name="Colorful_20_Grid_20_Accent_20_1" style:display-name="Colorful Grid Accent 1" style:family="paragraph" style:parent-style-name="Standard" style:default-outline-level="">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style-complex="italic"/>
    </style:style>
    <style:style style:name="Results" style:family="paragraph" style:parent-style-name="Standard" style:default-outline-level="">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style>
    <style:style style:name="Exercise_20_Num_20_List" style:display-name="Exercise Num List" style:family="paragraph" style:default-outline-level="">
      <style:paragraph-properties fo:margin-left="0.25in" fo:margin-right="0in" fo:margin-top="0in" fo:margin-bottom="0.139in" style:contextual-spacing="false" fo:line-height="115%" fo:orphans="0" fo:widows="0" fo:hyphenation-ladder-count="no-limit" fo:text-indent="-0.25in" style:auto-text-indent="false" style:writing-mode="lr-tb">
        <style:tab-stops>
          <style:tab-stop style:position="0.25in"/>
        </style:tab-stops>
      </style:paragraph-properties>
      <style:text-properties style:use-window-font-color="true" style:letter-kerning="true" style:language-asian="en" style:country-asian="US" fo:hyphenate="false" fo:hyphenation-remain-char-count="2" fo:hyphenation-push-char-count="2"/>
    </style:style>
    <style:style style:name="Exercise_20_Body" style:display-name="Exercise Body" style:family="paragraph" style:parent-style-name="Standard" style:default-outline-level="">
      <style:paragraph-properties fo:margin-left="0.2in" fo:margin-right="0.2in" fo:margin-top="0.0835in" fo:margin-bottom="0.139in" style:contextual-spacing="false" fo:text-indent="0in" style:auto-text-indent="false"/>
      <style:text-properties style:font-name="HelveticaNeue Condensed" fo:font-size="10pt" style:font-size-asian="10pt"/>
    </style:style>
    <style:style style:name="Exercise_20_Bullet" style:display-name="Exercise Bullet"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Code" style:display-name="Side Bar Code" style:family="paragraph" style:parent-style-name="Standard" style:default-outline-level="">
      <style:paragraph-properties fo:margin-left="0.2in" fo:margin-right="0.2in" fo:margin-top="0.25in" fo:margin-bottom="0.1665in" style:contextual-spacing="true" fo:text-indent="0in" style:auto-text-indent="false"/>
      <style:text-properties style:font-name="HelveticaNeue Condensed" fo:font-size="10pt" style:font-size-asian="10pt"/>
    </style:style>
    <style:style style:name="Table_20_Text" style:display-name="Table Text" style:family="paragraph" style:default-outline-level="">
      <style:paragraph-properties fo:margin-top="0.0835in" fo:margin-bottom="0.0835in" style:contextual-spacing="true" fo:line-height="115%" fo:orphans="2" fo:widows="2" fo:hyphenation-ladder-count="no-limit" style:writing-mode="lr-tb"/>
      <style:text-properties style:use-window-font-color="true" style:font-name="Utopia" fo:font-size="9pt" style:letter-kerning="true" style:font-size-asian="9pt" style:language-asian="en" style:country-asian="US" fo:hyphenate="false" fo:hyphenation-remain-char-count="2" fo:hyphenation-push-char-count="2"/>
    </style:style>
    <style:style style:name="Table_20_Caption" style:display-name="Table Caption" style:family="paragraph" style:parent-style-name="Figure_20_Caption" style:default-outline-level="">
      <style:paragraph-properties fo:margin-top="0.278in" fo:margin-bottom="0.0835in" style:contextual-spacing="true"/>
    </style:style>
    <style:style style:name="Table_20_Head" style:display-name="Table Head" style:family="paragraph" style:default-outline-level="">
      <style:paragraph-properties fo:margin-left="0.5in" fo:margin-right="0in" fo:margin-top="0.0417in" fo:margin-bottom="0.0417in" style:contextual-spacing="false" fo:line-height="0.1665in" fo:orphans="2" fo:widows="2" fo:hyphenation-ladder-count="no-limit" fo:text-indent="-0.5in" style:auto-text-indent="false" fo:keep-with-next="always" style:writing-mode="lr-tb"/>
      <style:text-properties style:use-window-font-color="true" style:font-name="Arial Narrow" fo:font-weight="bold" style:letter-kerning="true" style:language-asian="en" style:country-asian="US" style:font-weight-asian="bold" fo:hyphenate="false" fo:hyphenation-remain-char-count="2" fo:hyphenation-push-char-count="2"/>
    </style:style>
    <style:style style:name="Table_20_Footnote" style:display-name="Table Footnote" style:family="paragraph" style:parent-style-name="Standard" style:default-outline-level="">
      <style:paragraph-properties fo:margin-top="0.0417in" fo:margin-bottom="0.1665in" style:contextual-spacing="true"/>
      <style:text-properties style:font-name="Utopia" fo:font-size="9pt" fo:font-style="italic" style:font-size-asian="9pt" style:font-style-asian="italic"/>
    </style:style>
    <style:style style:name="Unnumbered_20_List" style:display-name="Unnumbered List" style:family="paragraph" style:default-outline-level="">
      <style:paragraph-properties fo:margin-left="0.6in" fo:margin-right="0in" fo:margin-top="0in" fo:margin-bottom="0.139in" style:contextual-spacing="false" fo:line-height="115%" fo:orphans="0" fo:widows="0" fo:hyphenation-ladder-count="no-limit" fo:text-indent="0in" style:auto-text-indent="false" style:writing-mode="lr-tb"/>
      <style:text-properties style:use-window-font-color="true" style:letter-kerning="true" style:language-asian="en" style:country-asian="US" fo:hyphenate="false" fo:hyphenation-remain-char-count="2" fo:hyphenation-push-char-count="2"/>
    </style:style>
    <style:style style:name="Num_20_List" style:display-name="Num List" style:family="paragraph" style:parent-style-name="Standard" style:default-outline-level="">
      <style:paragraph-properties fo:margin-left="0in" fo:margin-right="0.8in" fo:margin-top="0.0835in" fo:margin-bottom="0.139in" style:contextual-spacing="false" fo:keep-together="always" fo:text-indent="0in" style:auto-text-indent="false"/>
      <style:text-properties style:font-name="Utopia" fo:font-size="9pt" style:font-size-asian="9pt"/>
    </style:style>
    <style:style style:name="Quote_20_Source" style:display-name="Quote Source" style:family="paragraph" style:parent-style-name="Colorful_20_Grid_20_Accent_20_1" style:default-outline-level="">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default-outline-level="">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1" fo:keep-with-next="always"/>
      <style:text-properties fo:text-transform="uppercase" style:font-name="Arial1" fo:font-weight="bold" style:font-weight-asian="bold"/>
    </style:style>
    <style:style style:name="FM_20_Subtitle" style:display-name="FM Subtitle" style:family="paragraph" style:parent-style-name="Standard" style:default-outline-level="">
      <style:paragraph-properties fo:margin-top="0in" fo:margin-bottom="0.0835in" style:contextual-spacing="false" style:line-height-at-least="0.0693in" fo:text-align="center" style:justify-single-word="false"/>
      <style:text-properties fo:color="#808080" style:font-name="HelveticaNeue MediumCond" fo:font-size="24pt" style:font-size-asian="24pt"/>
    </style:style>
    <style:style style:name="FM_20_Author" style:display-name="FM Author" style:family="paragraph" style:parent-style-name="Standard" style:default-outline-level="">
      <style:paragraph-properties fo:margin-top="0in" fo:margin-bottom="0.0835in" style:contextual-spacing="false" style:line-height-at-least="0.0693in"/>
      <style:text-properties style:font-name="HelveticaNeue MediumExt" fo:font-size="16pt" style:font-size-asian="16pt" style:font-size-complex="12pt"/>
    </style:style>
    <style:style style:name="FM_20_Subtitle_20_1" style:display-name="FM Subtitle 1" style:family="paragraph" style:parent-style-name="Standard" style:default-outline-level="">
      <style:paragraph-properties fo:margin-top="0.0835in" fo:margin-bottom="0.1665in" style:contextual-spacing="false"/>
      <style:text-properties style:font-name="HelveticaNeue Condensed" fo:font-size="30pt" style:font-size-asian="30pt"/>
    </style:style>
    <style:style style:name="FM_20_Text" style:display-name="FM Text" style:family="paragraph" style:parent-style-name="Standard" style:default-outline-level="">
      <style:paragraph-properties fo:margin-top="0in" fo:margin-bottom="0.139in" style:contextual-spacing="true"/>
      <style:text-properties style:font-name="Utopia" fo:font-size="9pt" style:font-size-asian="9pt"/>
    </style:style>
    <style:style style:name="FM_20_Dedication" style:display-name="FM Dedication" style:family="paragraph" style:parent-style-name="Standard" style:default-outline-level="">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_20_text" style:display-name="footnote text" style:family="paragraph" style:parent-style-name="Standard" style:default-outline-level="">
      <style:text-properties fo:font-size="9.5pt" style:font-size-asian="9.5pt"/>
    </style:style>
    <style:style style:name="Document_20_Map1" style:display-name="Document Map1" style:family="paragraph" style:parent-style-name="Standard" style:default-outline-level="">
      <style:paragraph-properties fo:margin-left="0in" fo:margin-right="0in" fo:text-indent="0in" style:auto-text-indent="false" fo:background-color="#000080">
        <style:background-image/>
      </style:paragraph-properties>
      <style:text-properties style:font-name="Tahoma" style:font-name-complex="Tahoma1"/>
    </style:style>
    <style:style style:name="Exercise_20_Code" style:display-name="Exercise Code" style:family="paragraph" style:parent-style-name="Standard" style:default-outline-level="">
      <style:paragraph-properties fo:margin-left="0.2in" fo:margin-right="0.2in" fo:margin-top="0.0835in" fo:margin-bottom="0.139in" style:contextual-spacing="true" fo:text-indent="0in" style:auto-text-indent="false"/>
      <style:text-properties style:font-name="TheSansMonoConNormal" fo:font-size="9pt" style:font-size-asian="9pt"/>
    </style:style>
    <style:style style:name="Exercise_20_Subhead" style:display-name="Exercise Subhead" style:family="paragraph" style:parent-style-name="Standard" style:default-outline-level="">
      <style:paragraph-properties fo:margin-left="0.2in" fo:margin-right="0.2in" fo:margin-top="0.0835in" fo:margin-bottom="0.1665in" style:contextual-spacing="true" fo:text-align="center" style:justify-single-word="false" fo:text-indent="0in" style:auto-text-indent="false"/>
      <style:text-properties fo:color="#808080" style:font-name="Arial1" fo:font-size="10.5pt" style:text-underline-style="solid" style:text-underline-width="auto" style:text-underline-color="font-color" fo:font-weight="bold" style:font-size-asian="10.5pt" style:font-weight-asian="bold"/>
    </style:style>
    <style:style style:name="Body_20_Text_20_Cont" style:display-name="Body Text Cont" style:family="paragraph" style:parent-style-name="Standard" style:default-outline-level="">
      <style:paragraph-properties fo:margin-left="0in" fo:margin-right="0in" fo:margin-top="0in" fo:margin-bottom="0in" style:contextual-spacing="false" fo:text-indent="0.5in" style:auto-text-indent="false"/>
      <style:text-properties style:font-name="Utopia" fo:font-size="9pt" style:font-size-asian="9pt"/>
    </style:style>
    <style:style style:name="Footer" style:family="paragraph" style:parent-style-name="Standard" style:default-outline-level=""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style>
    <style:style style:name="Note_2f_Tip_2f_Caution" style:display-name="Note/Tip/Caution" style:family="paragraph" style:parent-style-name="Standard" style:default-outline-level="">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1" fo:border-bottom="0.51pt solid #000001"/>
      <style:text-properties style:font-name="HelveticaNeue Condensed" fo:font-size="10pt" style:font-size-asian="10pt"/>
    </style:style>
    <style:style style:name="Body_20_Text_20_First" style:display-name="Body Text First" style:family="paragraph" style:parent-style-name="Text_20_body" style:default-outline-level="">
      <style:paragraph-properties fo:margin-top="0.0835in" fo:margin-bottom="0in" style:contextual-spacing="false" style:line-height-at-least="0.0693in"/>
      <style:text-properties style:font-name="Utopia"/>
    </style:style>
    <style:style style:name="Side_20_Bar_20_Subhead" style:display-name="Side Bar Subhead" style:family="paragraph" style:parent-style-name="Standard" style:default-outline-level="">
      <style:paragraph-properties fo:margin-left="0.2in" fo:margin-right="0.2in" fo:margin-top="0.0835in" fo:margin-bottom="0.1665in" style:contextual-spacing="true" fo:text-align="center" style:justify-single-word="false" fo:text-indent="0in" style:auto-text-indent="false"/>
      <style:text-properties fo:color="#808080" style:font-name="Arial1" fo:font-size="10.5pt" style:text-underline-style="solid" style:text-underline-width="auto" style:text-underline-color="font-color" fo:font-weight="bold" style:font-size-asian="10.5pt" style:font-weight-asian="bold"/>
    </style:style>
    <style:style style:name="Side_20_Bar_20_Body" style:display-name="Side Bar Body" style:family="paragraph" style:parent-style-name="Standard" style:default-outline-level="">
      <style:paragraph-properties fo:margin-left="0.2in" fo:margin-right="0.2in" fo:margin-top="0.0835in" fo:margin-bottom="0.139in" style:contextual-spacing="false" fo:text-indent="0in" style:auto-text-indent="false"/>
      <style:text-properties style:font-name="HelveticaNeue Condensed" fo:font-size="10pt" style:font-size-asian="10pt"/>
    </style:style>
    <style:style style:name="Exercise_20_Last" style:display-name="Exercise Last" style:family="paragraph" style:parent-style-name="Standard" style:default-outline-level="">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1"/>
      <style:text-properties style:font-name="HelveticaNeue Condensed" fo:font-size="10pt" style:font-size-asian="10pt"/>
    </style:style>
    <style:style style:name="Side_20_Bar_20_Last" style:display-name="Side Bar Last" style:family="paragraph" style:parent-style-name="Standard" style:default-outline-level="">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1"/>
      <style:text-properties style:font-name="HelveticaNeue Condensed" fo:font-size="10pt" style:font-size-asian="10pt"/>
    </style:style>
    <style:style style:name="Side_20_Bar_20_Bullet" style:display-name="Side Bar Bullet"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Exercise_20_Num" style:display-name="Exercise Num"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Num" style:display-name="Side Bar Num"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Head" style:display-name="Side Bar Head" style:family="paragraph" style:parent-style-name="Standard" style:default-outline-level="">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1" fo:keep-with-next="always"/>
      <style:text-properties fo:text-transform="uppercase" style:font-name="Arial1" fo:font-weight="bold" style:font-weight-asian="bold"/>
    </style:style>
    <style:style style:name="Footer_20_Text" style:display-name="Footer Text" style:family="paragraph" style:default-outline-level="">
      <style:paragraph-properties fo:margin-top="0.1665in" fo:margin-bottom="0.3335in" style:contextual-spacing="false" fo:line-height="115%" fo:orphans="2" fo:widows="2" fo:hyphenation-ladder-count="no-limit" style:writing-mode="lr-tb">
        <style:tab-stops>
          <style:tab-stop style:position="3.25in" style:type="center"/>
          <style:tab-stop style:position="6.5in" style:type="right"/>
        </style:tab-stops>
      </style:paragraph-properties>
      <style:text-properties style:use-window-font-color="true" style:font-name="Utopia" style:letter-kerning="true" style:language-asian="en" style:country-asian="US" fo:hyphenate="false" fo:hyphenation-remain-char-count="2" fo:hyphenation-push-char-count="2"/>
    </style:style>
    <style:style style:name="FM_20_Book_20_Title" style:display-name="FM Book Title" style:family="paragraph" style:parent-style-name="Standard" style:default-outline-level="">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size-complex="24pt"/>
    </style:style>
    <style:style style:name="FM_20_Edition" style:display-name="FM Edition" style:family="paragraph" style:parent-style-name="Standard" style:default-outline-level="">
      <style:paragraph-properties fo:margin-top="0.0835in" fo:margin-bottom="0.139in" style:contextual-spacing="false" style:line-height-at-least="0.0693in" fo:text-align="center" style:justify-single-word="false"/>
      <style:text-properties fo:color="#808080" style:font-name="HelveticaNeue MediumCond" fo:font-size="24pt" style:font-size-asian="24pt"/>
    </style:style>
    <style:style style:name="FM_20_Copyright_20_Credits" style:display-name="FM Copyright Credits" style:family="paragraph" style:parent-style-name="Standard" style:default-outline-level="">
      <style:paragraph-properties fo:margin-left="0.45in" fo:margin-right="0in" fo:margin-top="0.1665in" fo:margin-bottom="0in" style:contextual-spacing="true" fo:text-indent="-0.2in" style:auto-text-indent="false"/>
      <style:text-properties style:font-name="Utopia" fo:font-size="9pt" style:font-size-asian="9pt"/>
    </style:style>
    <style:style style:name="FM_20_Copyright_20_Credits_20_Last" style:display-name="FM Copyright Credits Last" style:family="paragraph" style:parent-style-name="FM_20_Copyright_20_Credits" style:default-outline-level="">
      <style:paragraph-properties fo:margin-top="0in" fo:margin-bottom="0.1665in" style:contextual-spacing="true"/>
    </style:style>
    <style:style style:name="FM_20_Head" style:display-name="FM Head" style:family="paragraph" style:parent-style-name="Standard" style:default-outline-level="">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size-complex="24pt"/>
    </style:style>
    <style:style style:name="ToC_20_2" style:display-name="ToC 2" style:family="paragraph" style:parent-style-name="Standard" style:default-outline-level="">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style>
    <style:style style:name="ToC_20_3" style:display-name="ToC 3" style:family="paragraph" style:parent-style-name="Standard" style:default-outline-level="">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style>
    <style:style style:name="Part_20_Opener_20_Text" style:display-name="Part Opener Text" style:family="paragraph" style:parent-style-name="Standard" style:default-outline-level="">
      <style:paragraph-properties fo:margin-top="0.0835in" fo:margin-bottom="0in" style:contextual-spacing="true" fo:line-height="150%"/>
      <style:text-properties style:font-name="Utopia Black" fo:letter-spacing="-0.0043in"/>
    </style:style>
    <style:style style:name="Header" style:family="paragraph" style:parent-style-name="Standard" style:default-outline-level=""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style>
    <style:style style:name="Figure" style:family="paragraph" style:default-outline-level="">
      <style:paragraph-properties fo:margin-top="0.0835in" fo:margin-bottom="0.0835in" style:contextual-spacing="false" fo:line-height="115%" fo:orphans="2" fo:widows="2" fo:hyphenation-ladder-count="no-limit" style:writing-mode="lr-tb"/>
      <style:text-properties style:use-window-font-color="true" style:font-name="Arial1" fo:font-size="9pt" style:letter-kerning="true" style:font-size-asian="9pt" style:language-asian="en" style:country-asian="US" fo:hyphenate="false" fo:hyphenation-remain-char-count="2" fo:hyphenation-push-char-count="2"/>
    </style:style>
    <style:style style:name="Colorful_20_Shading_20_Accent_20_1" style:display-name="Colorful Shading Accent 1" style:family="paragraph" style:default-outline-level="">
      <style:paragraph-properties fo:margin-top="0in" fo:margin-bottom="0.139in" style:contextual-spacing="false" fo:line-height="115%" fo:orphans="2" fo:widows="2" fo:hyphenation-ladder-count="no-limit" style:writing-mode="lr-tb"/>
      <style:text-properties style:use-window-font-color="true" style:font-name="Calibri" fo:font-size="11pt" style:letter-kerning="true" style:font-name-asian="Calibri1" style:font-size-asian="11pt" style:language-asian="en" style:country-asian="US" style:font-size-complex="11pt" fo:hyphenate="false" fo:hyphenation-remain-char-count="2" fo:hyphenation-push-char-count="2"/>
    </style:style>
    <style:style style:name="Subtitle" style:family="paragraph" style:parent-style-name="Standard" style:default-outline-level="" style:class="chapter">
      <style:paragraph-properties fo:margin-top="0in" fo:margin-bottom="0.0417in" style:contextual-spacing="false" fo:text-align="center" style:justify-single-word="false"/>
      <style:text-properties style:font-name="Cambria" fo:font-size="12pt" style:font-size-asian="12pt" style:font-size-complex="12pt"/>
    </style:style>
    <style:style style:name="Code" style:family="paragraph" style:parent-style-name="Standard" style:default-outline-level="">
      <style:paragraph-properties fo:margin-top="0.0835in" fo:margin-bottom="0.0835in" style:contextual-spacing="true" style:line-height-at-least="0.0693in"/>
      <style:text-properties style:font-name="TheSansMonoConNormal" fo:font-size="9pt" style:font-size-asian="9pt"/>
    </style:style>
    <style:style style:name="Header_20_WHITE" style:display-name="Header WHITE" style:family="paragraph" style:parent-style-name="Header" style:default-outline-level="">
      <style:text-properties fo:color="#ffffff" style:font-name-asian="PMingLiU"/>
    </style:style>
    <style:style style:name="Contents_20_2" style:display-name="Contents 2" style:family="paragraph" style:parent-style-name="Standard" style:default-outline-level=""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size-asian="12pt" style:font-weight-asian="bold" style:font-name-complex="Times New Roman1" style:font-size-complex="10pt"/>
    </style:style>
    <style:style style:name="ToC_20_Part" style:display-name="ToC Part" style:family="paragraph" style:parent-style-name="Contents_20_1" style:default-outline-level="">
      <style:paragraph-properties fo:margin-top="0.0835in" fo:margin-bottom="0in" style:contextual-spacing="false" style:line-height-at-least="0.0693in"/>
      <style:text-properties style:font-name="HelveticaNeue MediumCond" fo:font-size="13pt" fo:font-weight="bold" style:font-size-asian="13pt" style:font-weight-asian="bold" style:font-weight-complex="bold"/>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Part_20_Text_20_Cont." style:display-name="Part Text Cont." style:family="paragraph" style:parent-style-name="Standard" style:default-outline-level="">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Lucida Grande" fo:font-size="9pt" style:font-size-asian="9pt" style:font-name-complex="Lucida Grande1" style:font-size-complex="9pt"/>
    </style:style>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1" fo:font-size="17pt" fo:font-weight="bold" style:font-size-asian="17pt" style:font-weight-asian="bold" style:font-name-complex="Calibri1" style:font-size-complex="18pt"/>
    </style:style>
    <style:style style:name="Heading_20_2_20_Char" style:display-name="Heading 2 Char" style:family="text">
      <style:text-properties style:font-name="Arial1" fo:font-size="14pt" fo:font-weight="bold" style:font-size-asian="14pt" style:font-weight-asian="bold" style:font-name-complex="Calibri1" style:font-size-complex="14pt"/>
    </style:style>
    <style:style style:name="Heading_20_3_20_Char" style:display-name="Heading 3 Char" style:family="text">
      <style:text-properties style:font-name="Arial1" fo:font-size="11pt" fo:font-weight="bold" style:font-size-asian="11pt" style:font-weight-asian="bold" style:font-name-complex="Calibri1"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1" style:font-size-complex="12pt"/>
    </style:style>
    <style:style style:name="Heading_20_5_20_Char" style:display-name="Heading 5 Char" style:family="text">
      <style:text-properties style:font-name="Arial Narrow" fo:font-size="11pt" fo:font-weight="bold" style:font-size-asian="11pt" style:font-weight-asian="bold" style:font-name-complex="Calibri1"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size-complex="11pt" style:font-weight-complex="bold"/>
    </style:style>
    <style:style style:name="Body_20_Text_20_Char" style:display-name="Body Text Char" style:family="text">
      <style:text-properties style:font-name="Arial1" fo:font-size="9pt" style:font-size-asian="9pt" style:font-name-complex="Calibri1" style:font-size-complex="11pt"/>
    </style:style>
    <style:style style:name="Code_20_Bold" style:display-name="Code Bold" style:family="text">
      <style:text-properties style:font-name="TheSansMonoConBlack" fo:font-size="9pt" style:font-size-asian="9pt"/>
    </style:style>
    <style:style style:name="Balloon_20_Text_20_Char" style:display-name="Balloon Text Char" style:family="text">
      <style:text-properties style:font-name="Tahoma" fo:font-size="8pt" style:font-size-asian="8pt" style:font-name-complex="Calibri1" style:font-size-complex="8pt"/>
    </style:style>
    <style:style style:name="Code_20_Caption_20_Char" style:display-name="Code Caption Char" style:family="text">
      <style:text-properties style:font-name="Utopia" fo:font-size="9pt" fo:font-style="italic" style:font-size-asian="9pt" style:font-style-asian="italic"/>
    </style:style>
    <style:style style:name="Quote_20_Char" style:display-name="Quote Char" style:family="text">
      <style:text-properties style:font-name="Utopia" fo:font-style="italic" style:font-style-asian="italic" style:font-style-complex="italic"/>
    </style:style>
    <style:style style:name="Exercise_20_Body_20_Char" style:display-name="Exercise Body Char" style:family="text">
      <style:text-properties style:font-name="HelveticaNeue Condensed"/>
    </style:style>
    <style:style style:name="Side_20_Bar_20_Code_20_Char" style:display-name="Side Bar Code Char" style:family="text">
      <style:text-properties style:font-name="HelveticaNeue Condensed" fo:font-size="11pt" style:font-size-asian="11pt" style:font-name-complex="Calibri1" style:font-size-complex="11pt"/>
    </style:style>
    <style:style style:name="Exercise_20_Code_20_Char" style:display-name="Exercise Code Char" style:family="text">
      <style:text-properties style:font-name="TheSansMonoConNormal" fo:font-size="9pt" style:font-size-asian="9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text-properties style:font-name="Utopia" fo:font-size="11pt" style:font-size-asian="11pt" style:font-name-complex="Calibri1" style:font-size-complex="11pt"/>
    </style:style>
    <style:style style:name="Note_2f_Tip_2f_Caution_20_Char" style:display-name="Note/Tip/Caution Char" style:family="text">
      <style:text-properties style:font-name="HelveticaNeue Condensed"/>
    </style:style>
    <style:style style:name="Body_20_Text_20_First_20_Char" style:display-name="Body Text First Char" style:family="text">
      <style:text-properties style:font-name="Utopia" fo:font-size="9pt" style:font-size-asian="9pt" style:font-name-complex="Calibri1" style:font-size-complex="11pt"/>
    </style:style>
    <style:style style:name="Code_20_Inline" style:display-name="Code Inline" style:family="text">
      <style:text-properties fo:color="#00000a" style:font-name="TheSansMonoConNormal" fo:font-size="9pt" fo:background-color="#ffffff" style:font-size-asian="9pt"/>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style>
    <style:style style:name="Exercise_20_Last_20_Char" style:display-name="Exercise Last Char" style:family="text">
      <style:text-properties style:font-name="HelveticaNeue Condensed"/>
    </style:style>
    <style:style style:name="Side_20_Bar_20_Last_20_Char" style:display-name="Side Bar Last Char" style:family="text">
      <style:text-properties style:font-name="HelveticaNeue Condensed"/>
    </style:style>
    <style:style style:name="Exercise_20_Num_20_Char" style:display-name="Exercise Num Char" style:family="text">
      <style:text-properties style:font-name="HelveticaNeue Condensed"/>
    </style:style>
    <style:style style:name="Side_20_Bar_20_Num_20_Char" style:display-name="Side Bar Num Char" style:family="text">
      <style:text-properties style:font-name="HelveticaNeue Condensed"/>
    </style:style>
    <style:style style:name="Header_20_Char" style:display-name="Header Char" style:family="text">
      <style:text-properties style:font-name="HelveticaNeue Condensed" fo:font-size="9pt" fo:font-weight="bold" style:font-size-asian="9pt" style:font-weight-asian="bold" style:font-name-complex="Calibri1"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size-complex="12pt"/>
    </style:style>
    <style:style style:name="Dingbat_20_Symbol" style:display-name="Dingbat Symbol" style:family="text">
      <style:text-properties fo:color="#bfbfbf" style:font-name="ZapfDingbats" fo:font-size="12pt" style:font-size-asian="12pt" style:font-name-complex="Calibri1" style:font-size-complex="12pt"/>
    </style:style>
    <style:style style:name="Black_20_Dingbat" style:display-name="Black Dingbat" style:family="text">
      <style:text-properties fo:color="#00000a" style:font-name="ZapfDingbats" fo:font-size="12pt" style:font-size-asian="12pt" style:font-size-complex="12pt"/>
    </style:style>
    <style:style style:name="Code_20_Char" style:display-name="Code Char" style:family="text">
      <style:text-properties style:font-name="TheSansMonoConNormal" fo:font-size="9pt" style:font-size-asian="9pt" style:font-name-complex="Calibri1" style:font-size-complex="11pt"/>
    </style:style>
    <style:style style:name="Gray_20_Dingbat" style:display-name="Gray Dingbat" style:family="text">
      <style:text-properties fo:color="#bfbfbf" style:font-name="ZapfDingbats" fo:font-size="12pt" style:font-size-asian="12pt" style:font-size-complex="12pt"/>
    </style:style>
    <style:style style:name="FM_20_Author_20_Char" style:display-name="FM Author Char" style:family="text">
      <style:text-properties style:font-name="HelveticaNeue MediumExt" fo:font-size="16pt" style:font-size-asian="16pt" style:font-name-complex="Calibri1" style:font-size-complex="12pt"/>
    </style:style>
    <style:style style:name="FM_20_Copyright_20_Char" style:display-name="FM Copyright Char" style:family="text">
      <style:text-properties style:font-name="Utopia" fo:font-size="8pt" style:font-size-asian="8pt"/>
    </style:style>
    <style:style style:name="FM_20_Edition_20_Char" style:display-name="FM Edition Char" style:family="text">
      <style:text-properties fo:color="#808080" style:font-name="HelveticaNeue MediumCond" fo:font-size="24pt" style:font-size-asian="24pt" style:font-name-complex="Calibri1" style:font-size-complex="11pt"/>
    </style:style>
    <style:style style:name="Part_20_Number_20_Char" style:display-name="Part Number Char" style:family="text">
      <style:text-properties fo:text-transform="uppercase" style:font-name="Arial1" fo:font-size="26pt" fo:font-weight="bold" style:font-size-asian="26pt" style:font-weight-asian="bold" style:font-name-complex="Calibri1" style:font-size-complex="14pt"/>
    </style:style>
    <style:style style:name="Part_20_Title_20_Char" style:display-name="Part Title Char" style:family="text">
      <style:text-properties style:font-name="Arial1" fo:font-size="32pt" fo:font-weight="bold" style:font-size-asian="32pt" style:font-weight-asian="bold" style:font-name-complex="Calibri1"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1" style:font-size-complex="24pt"/>
    </style:style>
    <style:style style:name="ListLabel_20_1" style:display-name="ListLabel 1" style:family="text">
      <style:text-properties style:font-name-complex="Courier New"/>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Calibri" fo:font-size="12pt" fo:language="en" fo:country="US" style:letter-kerning="true" style:font-size-asian="12pt" style:font-name-complex="Calibri1" style:font-size-complex="12pt"/>
    </style:style>
    <style:style style:name="Comment_20_Subject_20_Char" style:display-name="Comment Subject Char" style:family="text">
      <style:text-properties style:font-name="Calibri" fo:font-size="12pt" fo:language="en" fo:country="US" fo:font-weight="bold" style:letter-kerning="true" style:font-size-asian="12pt" style:font-weight-asian="bold" style:font-name-complex="Calibri1" style:font-size-complex="12pt" style:font-weight-complex="bold"/>
    </style:style>
    <style:style style:name="Balloon_20_Text_20_Char1" style:display-name="Balloon Text Char1" style:family="text">
      <style:text-properties style:font-name="Lucida Grande" fo:font-size="9pt" fo:language="en" fo:country="US" style:letter-kerning="true" style:font-size-asian="9pt" style:font-name-complex="Lucida Grande1" style:font-size-complex="9pt"/>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05in" fo:text-indent="-0.4in" fo:margin-left="1.1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05in" fo:text-indent="-0.4in" fo:margin-left="1.1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7in" fo:text-indent="-0.25in" fo:margin-left="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2in" fo:text-indent="-0.25in" fo:margin-left="2.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in" fo:text-indent="-0.25in" fo:margin-left="2.7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2in" fo:text-indent="-0.25in" fo:margin-left="3.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7in" fo:text-indent="-0.25in" fo:margin-left="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in" fo:text-indent="-0.25in" fo:margin-left="4.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7in" fo:text-indent="-0.25in" fo:margin-left="4.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2in" fo:text-indent="-0.25in" fo:margin-left="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5in" fo:text-indent="-0.25in" fo:margin-left="0.6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fo:text-align="center"/>
    </style:style>
    <style:style style:name="MP4" style:family="paragraph" style:parent-style-name="Chapter_20_Number">
      <style:text-properties style:font-name="Wingdings"/>
    </style:style>
    <style:style style:name="MP5"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T4" style:family="text">
      <style:text-properties style:font-name="Wingdings" fo:font-size="14pt" style:font-size-asian="14pt" style:font-size-complex="14pt"/>
    </style:style>
    <style:style style:name="Mgr1" style:family="graphic">
      <style:graphic-properties draw:stroke="solid" svg:stroke-width="0in" svg:stroke-color="#000000" draw:stroke-linejoin="rou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99in" fo:margin-left="0.75in" fo:margin-right="0.75in" style:writing-mode="lr-tb" style:layout-grid-color="#c0c0c0" style:layout-grid-lines="37" style:layout-grid-base-height="0.1807in" style:layout-grid-ruby-height="0.045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 </text:span><text:span text:style-name="Gray_20_Dingbat">n</text:span><text:span text:style-name="MT1"> </text:span><text:span text:style-name="MT1"><text:bookmark-ref text:reference-format="text" text:ref-name="Ref_Title">Metaprogramming</text:bookmark-ref></text:span></text:p>
        <text:p text:style-name="MP1"/>
      </style:header>
      <style:header-left style:display="false">
        <text:p text:style-name="Header"><text:span text:style-name="MT1">EXPLORATION </text:span><text:span text:style-name="MT1"><text:bookmark-ref text:reference-format="text" text:ref-name="Ref_Chapter">Error: Reference source not found</text:bookmark-ref></text:span><text:span text:style-name="MT1"> </text:span><text:span text:style-name="Gray_20_Dingbat"><text:span text:style-name="MT3">n</text:span></text:span><text:span text:style-name="MT1"> </text:span><text:span text:style-name="MT1"><text:bookmark-ref text:reference-format="text" text:ref-name="Ref_Title">Metaprogramming</text:bookmark-ref></text:span></text:p>
        <text:p text:style-name="Header"/>
      </style:header-left>
      <style:footer>
        <text:p text:style-name="MP2"><text:span text:style-name="page_20_number"><text:page-number text:select-page="current">13</text:page-number></text:span></text:p>
        <text:p text:style-name="MP2"/>
      </style:footer>
      <style:footer-left style:display="false">
        <text:p text:style-name="Footer"><text:span text:style-name="page_20_number"><text:page-number text:select-page="current">14</text:page-number></text:span></text:p>
        <text:p text:style-name="Footer"/>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header>
        <text:p text:style-name="Chapter_20_Number"><draw:rect text:anchor-type="paragraph" draw:z-index="0" draw:name="AutoShape 1" draw:style-name="Mgr1" draw:text-style-name="MP3" svg:width="8.2835in" svg:height="4.185in" svg:x="-2.2673in" svg:y="-2.378in" draw:corner-radius="0.1744in"><text:p/></draw:rect>E X P L O R A T I O N <text:s/>70</text:p>
        <text:p text:style-name="MP4"/>
        <text:p text:style-name="Standard"><text:span text:style-name="MT4"></text:span></text:p>
      </style:header>
      <style:footer>
        <text:p text:style-name="MP5"><text:span text:style-name="page_20_number"><text:page-number text:select-page="current">1</text:page-number></text:span></text:p>
        <text:p text:style-name="MP5"/>
      </style:footer>
    </style:master-page>
    <style:master-page style:name="Converted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lrinjgn C++, 2nd ed</dc:title>
    <dc:subject>Programming With Types</dc:subject>
    <meta:initial-creator>Ray Lischner</meta:initial-creator>
    <dc:creator>Ray Lischner</dc:creator>
    <meta:editing-cycles>12</meta:editing-cycles>
    <meta:print-date>1601-01-01T00:00:00</meta:print-date>
    <meta:creation-date>2013-11-14T10:38:00</meta:creation-date>
    <dc:date>2013-11-17T11:06:01</dc:date>
    <meta:editing-duration>PT36M10S</meta:editing-duration>
    <meta:generator>LibreOffice/4.0-5$Linux_X86_64 LibreOffice_project/400m0$Build-305</meta:generator>
    <meta:document-statistic meta:table-count="0" meta:image-count="0" meta:object-count="0" meta:page-count="14" meta:paragraph-count="353" meta:word-count="4332" meta:character-count="28493" meta:non-whitespace-character-count="24237"/>
    <meta:user-defined meta:name="AppVersion">16.0000</meta:user-defined>
    <meta:user-defined meta:name="Chapter Number">70</meta:user-defined>
    <meta:user-defined meta:name="Company">SPi</meta:user-defined>
    <meta:user-defined meta:name="ContentType">Document</meta:user-defined>
    <meta:user-defined meta:name="ContentTypeId" meta:value-type="string">0x010100BE0CDF81BF797342B9CB9531CA30A819</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200.0000000000</meta:user-defined>
    <meta:user-defined meta:name="ScaleCrop" meta:value-type="boolean">false</meta:user-defined>
    <meta:user-defined meta:name="ShareDoc" meta:value-type="boolean">false</meta:user-defined>
    <meta:user-defined meta:name="Status" meta:value-type="string">TR Complete</meta:user-defined>
    <meta:user-defined meta:name="display_urn:schemas-microsoft-com:office:office#Author" meta:value-type="string">Ray Lischner</meta:user-defined>
    <meta:user-defined meta:name="display_urn:schemas-microsoft-com:office:office#Editor" meta:value-type="string">Stefan Turalski</meta:user-defined>
    <meta:template xlink:type="simple" xlink:actuate="onRequest" xlink:title="Normal.dotm" xlink:href=""/>
  </office:meta>
</office:document-meta>
</file>